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063in"/>
    </style:style>
    <style:style style:name="co18" style:family="table-column">
      <style:table-column-properties fo:break-before="auto" style:column-width="0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22">
            <text:p>2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34">
            <text:p>3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92">
            <text:p>9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177">
            <text:p>217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744">
            <text:p>274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5522">
            <text:p>552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26">
            <text:p>2020-10-2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8 days">
            <text:p>8 days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1 - 1.32)">
            <text:p>(1.1 - 1.3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32">
            <text:p>1.3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1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30.375">
            <text:p>30.37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65983606557377">
            <text:p>0.165983606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3494171593658">
            <text:p>1.6349417159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51370463935887">
            <text:p>4.513704639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2.25">
            <text:p>52.2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8809523809524">
            <text:p>0.2488095238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9216944444444">
            <text:p>1.9921694444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1960459597367">
            <text:p>3.11960459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8">
            <text:p>288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70.75">
            <text:p>70.7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5659722222222">
            <text:p>0.2456597222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7809247805748">
            <text:p>1.9780924781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5546980691559">
            <text:p>3.155469806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58">
            <text:p>35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4203910614525">
            <text:p>0.1442039106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4547143211042">
            <text:p>1.5454714321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14551039587065">
            <text:p>5.145510395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93">
            <text:p>393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4681933842239">
            <text:p>0.1246819338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6685611431605">
            <text:p>1.4668561143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89911137506623">
            <text:p>5.899111375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68">
            <text:p>568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">
            <text:p>54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50704225352113">
            <text:p>0.0950704225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5046171394565">
            <text:p>1.3504617139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63220987373534">
            <text:p>7.632209873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43">
            <text:p>743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3.75">
            <text:p>33.7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54239569313594">
            <text:p>0.04542395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6302798755183">
            <text:p>1.1630279876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5.603514549682">
            <text:p>15.603514549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1.375">
            <text:p>91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59467713787086">
            <text:p>0.1594677138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0797970366614">
            <text:p>1.6079797037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68466034200731">
            <text:p>4.68466034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68">
            <text:p>1068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61423220973783">
            <text:p>0.0861423221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604230666723">
            <text:p>1.3160423067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38833576788413">
            <text:p>8.388335767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72">
            <text:p>1272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03">
            <text:p>103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09748427672956">
            <text:p>0.080974842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9626352300146">
            <text:p>1.296263523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90210768675109">
            <text:p>8.902107686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1052">
            <text:p>1052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100.875">
            <text:p>100.8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5888783269962">
            <text:p>0.0958887833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5363227260857">
            <text:p>1.3536322726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5699428721195">
            <text:p>7.569942872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05">
            <text:p>1005</text:p>
          </table:table-cell>
          <table:table-cell office:value-type="float" office:value="34.75">
            <text:p>34.75</text:p>
          </table:table-cell>
          <table:table-cell office:value-type="float" office:value="54.125">
            <text:p>54.125</text:p>
          </table:table-cell>
          <table:table-cell office:value-type="float" office:value="81.125">
            <text:p>81.125</text:p>
          </table:table-cell>
          <table:table-cell office:value-type="float" office:value="0.224193548387097">
            <text:p>0.2241935484</text:p>
          </table:table-cell>
          <table:table-cell office:value-type="float" office:value="0.150347222222222">
            <text:p>0.1503472222</text:p>
          </table:table-cell>
          <table:table-cell office:value-type="float" office:value="0.0807213930348259">
            <text:p>0.080721393</text:p>
          </table:table-cell>
          <table:table-cell office:value-type="float" office:value="1.8831924037461">
            <text:p>1.8831924037</text:p>
          </table:table-cell>
          <table:table-cell office:value-type="float" office:value="1.57051968074846">
            <text:p>1.5705196807</text:p>
          </table:table-cell>
          <table:table-cell office:value-type="float" office:value="1.29529612447712">
            <text:p>1.2952961245</text:p>
          </table:table-cell>
          <table:table-cell office:value-type="float" office:value="3.42663289257146">
            <text:p>3.4266328926</text:p>
          </table:table-cell>
          <table:table-cell office:value-type="float" office:value="4.94879502201189">
            <text:p>4.948795022</text:p>
          </table:table-cell>
          <table:table-cell office:value-type="float" office:value="8.9289980878933">
            <text:p>8.928998087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94">
            <text:p>1094</text:p>
          </table:table-cell>
          <table:table-cell office:value-type="float" office:value="35">
            <text:p>35</text:p>
          </table:table-cell>
          <table:table-cell office:value-type="float" office:value="76.75">
            <text:p>76.75</text:p>
          </table:table-cell>
          <table:table-cell office:value-type="float" office:value="95">
            <text:p>95</text:p>
          </table:table-cell>
          <table:table-cell office:value-type="float" office:value="0.196629213483146">
            <text:p>0.1966292135</text:p>
          </table:table-cell>
          <table:table-cell office:value-type="float" office:value="0.178488372093023">
            <text:p>0.1784883721</text:p>
          </table:table-cell>
          <table:table-cell office:value-type="float" office:value="0.086837294332724">
            <text:p>0.0868372943</text:p>
          </table:table-cell>
          <table:table-cell office:value-type="float" office:value="1.76398182047721">
            <text:p>1.7639818205</text:p>
          </table:table-cell>
          <table:table-cell office:value-type="float" office:value="1.68715117631152">
            <text:p>1.6871511763</text:p>
          </table:table-cell>
          <table:table-cell office:value-type="float" office:value="1.31871033291111">
            <text:p>1.3187103329</text:p>
          </table:table-cell>
          <table:table-cell office:value-type="float" office:value="3.86135884870175">
            <text:p>3.8613588487</text:p>
          </table:table-cell>
          <table:table-cell office:value-type="float" office:value="4.22052186430915">
            <text:p>4.2205218643</text:p>
          </table:table-cell>
          <table:table-cell office:value-type="float" office:value="8.32390117733338">
            <text:p>8.323901177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8">
            <text:p>468</text:p>
          </table:table-cell>
          <table:table-cell office:value-type="float" office:value="1307">
            <text:p>1307</text:p>
          </table:table-cell>
          <table:table-cell office:value-type="float" office:value="37.875">
            <text:p>37.875</text:p>
          </table:table-cell>
          <table:table-cell office:value-type="float" office:value="85">
            <text:p>85</text:p>
          </table:table-cell>
          <table:table-cell office:value-type="float" office:value="48.5">
            <text:p>48.5</text:p>
          </table:table-cell>
          <table:table-cell office:value-type="float" office:value="0.150297619047619">
            <text:p>0.150297619</text:p>
          </table:table-cell>
          <table:table-cell office:value-type="float" office:value="0.181623931623932">
            <text:p>0.1816239316</text:p>
          </table:table-cell>
          <table:table-cell office:value-type="float" office:value="0.0371078806426932">
            <text:p>0.0371078806</text:p>
          </table:table-cell>
          <table:table-cell office:value-type="float" office:value="1.57031684027778">
            <text:p>1.5703168403</text:p>
          </table:table-cell>
          <table:table-cell office:value-type="float" office:value="1.70033877565929">
            <text:p>1.7003387757</text:p>
          </table:table-cell>
          <table:table-cell office:value-type="float" office:value="1.13257649206878">
            <text:p>1.1325764921</text:p>
          </table:table-cell>
          <table:table-cell office:value-type="float" office:value="4.95031906453277">
            <text:p>4.9503190645</text:p>
          </table:table-cell>
          <table:table-cell office:value-type="float" office:value="4.153324964224">
            <text:p>4.1533249642</text:p>
          </table:table-cell>
          <table:table-cell office:value-type="float" office:value="19.0237136525451">
            <text:p>19.023713652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342">
            <text:p>1342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3.5">
            <text:p>93.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9672131147541">
            <text:p>0.069672131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336670249933">
            <text:p>1.2533667025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2913841790075">
            <text:p>10.29138417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88">
            <text:p>688</text:p>
          </table:table-cell>
          <table:table-cell office:value-type="float" office:value="1657">
            <text:p>1657</text:p>
          </table:table-cell>
          <table:table-cell office:value-type="float" office:value="67.75">
            <text:p>67.75</text:p>
          </table:table-cell>
          <table:table-cell office:value-type="float" office:value="65.25">
            <text:p>65.25</text:p>
          </table:table-cell>
          <table:table-cell office:value-type="float" office:value="129.5">
            <text:p>129.5</text:p>
          </table:table-cell>
          <table:table-cell office:value-type="float" office:value="0.204066265060241">
            <text:p>0.2040662651</text:p>
          </table:table-cell>
          <table:table-cell office:value-type="float" office:value="0.0948401162790698">
            <text:p>0.0948401163</text:p>
          </table:table-cell>
          <table:table-cell office:value-type="float" office:value="0.0781532890766445">
            <text:p>0.0781532891</text:p>
          </table:table-cell>
          <table:table-cell office:value-type="float" office:value="1.79585228716069">
            <text:p>1.7958522872</text:p>
          </table:table-cell>
          <table:table-cell office:value-type="float" office:value="1.34956991638217">
            <text:p>1.3495699164</text:p>
          </table:table-cell>
          <table:table-cell office:value-type="float" office:value="1.28550806749151">
            <text:p>1.2855080675</text:p>
          </table:table-cell>
          <table:table-cell office:value-type="float" office:value="3.73253000342756">
            <text:p>3.7325300034</text:p>
          </table:table-cell>
          <table:table-cell office:value-type="float" office:value="7.64992692692956">
            <text:p>7.6499269269</text:p>
          </table:table-cell>
          <table:table-cell office:value-type="float" office:value="9.21129982806612">
            <text:p>9.211299828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76">
            <text:p>676</text:p>
          </table:table-cell>
          <table:table-cell office:value-type="float" office:value="1508">
            <text:p>1508</text:p>
          </table:table-cell>
          <table:table-cell office:value-type="float" office:value="60.25">
            <text:p>60.2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.173132183908046">
            <text:p>0.1731321839</text:p>
          </table:table-cell>
          <table:table-cell office:value-type="float" office:value="0.125739644970414">
            <text:p>0.125739645</text:p>
          </table:table-cell>
          <table:table-cell office:value-type="float" office:value="0.112732095490716">
            <text:p>0.1127320955</text:p>
          </table:table-cell>
          <table:table-cell office:value-type="float" office:value="1.66471315976351">
            <text:p>1.6647131598</text:p>
          </table:table-cell>
          <table:table-cell office:value-type="float" office:value="1.47107725569833">
            <text:p>1.4710772557</text:p>
          </table:table-cell>
          <table:table-cell office:value-type="float" office:value="1.41947104391081">
            <text:p>1.4194710439</text:p>
          </table:table-cell>
          <table:table-cell office:value-type="float" office:value="4.34092628441276">
            <text:p>4.3409262844</text:p>
          </table:table-cell>
          <table:table-cell office:value-type="float" office:value="5.85229256395082">
            <text:p>5.852292564</text:p>
          </table:table-cell>
          <table:table-cell office:value-type="float" office:value="6.48902791934338">
            <text:p>6.489027919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3">
            <text:p>813</text:p>
          </table:table-cell>
          <table:table-cell office:value-type="float" office:value="1996">
            <text:p>1996</text:p>
          </table:table-cell>
          <table:table-cell office:value-type="float" office:value="13.75">
            <text:p>13.75</text:p>
          </table:table-cell>
          <table:table-cell office:value-type="float" office:value="59.875">
            <text:p>59.875</text:p>
          </table:table-cell>
          <table:table-cell office:value-type="float" office:value="356">
            <text:p>356</text:p>
          </table:table-cell>
          <table:table-cell office:value-type="float" office:value="0.0376712328767123">
            <text:p>0.0376712329</text:p>
          </table:table-cell>
          <table:table-cell office:value-type="float" office:value="0.0736469864698647">
            <text:p>0.0736469865</text:p>
          </table:table-cell>
          <table:table-cell office:value-type="float" office:value="0.178356713426854">
            <text:p>0.1783567134</text:p>
          </table:table-cell>
          <table:table-cell office:value-type="float" office:value="1.13463079376994">
            <text:p>1.1346307938</text:p>
          </table:table-cell>
          <table:table-cell office:value-type="float" office:value="1.26839525473207">
            <text:p>1.2683952547</text:p>
          </table:table-cell>
          <table:table-cell office:value-type="float" office:value="1.68659828675387">
            <text:p>1.6865982868</text:p>
          </table:table-cell>
          <table:table-cell office:value-type="float" office:value="18.7443446228369">
            <text:p>18.7443446228</text:p>
          </table:table-cell>
          <table:table-cell office:value-type="float" office:value="9.7542213903333">
            <text:p>9.7542213903</text:p>
          </table:table-cell>
          <table:table-cell office:value-type="float" office:value="4.22339496469741">
            <text:p>4.223394964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22">
            <text:p>822</text:p>
          </table:table-cell>
          <table:table-cell office:value-type="float" office:value="2200">
            <text:p>2200</text:p>
          </table:table-cell>
          <table:table-cell office:value-type="float" office:value="47.375">
            <text:p>47.375</text:p>
          </table:table-cell>
          <table:table-cell office:value-type="float" office:value="201.5">
            <text:p>201.5</text:p>
          </table:table-cell>
          <table:table-cell office:value-type="float" office:value="179.25">
            <text:p>179.25</text:p>
          </table:table-cell>
          <table:table-cell office:value-type="float" office:value="0.138523391812865">
            <text:p>0.1385233918</text:p>
          </table:table-cell>
          <table:table-cell office:value-type="float" office:value="0.245133819951338">
            <text:p>0.24513382</text:p>
          </table:table-cell>
          <table:table-cell office:value-type="float" office:value="0.0814772727272727">
            <text:p>0.0814772727</text:p>
          </table:table-cell>
          <table:table-cell office:value-type="float" office:value="1.52244178230054">
            <text:p>1.5224417823</text:p>
          </table:table-cell>
          <table:table-cell office:value-type="float" office:value="1.9757459256102">
            <text:p>1.9757459256</text:p>
          </table:table-cell>
          <table:table-cell office:value-type="float" office:value="1.29818200464876">
            <text:p>1.2981820046</text:p>
          </table:table-cell>
          <table:table-cell office:value-type="float" office:value="5.34290973605441">
            <text:p>5.3429097361</text:p>
          </table:table-cell>
          <table:table-cell office:value-type="float" office:value="3.16154745557068">
            <text:p>3.1615474556</text:p>
          </table:table-cell>
          <table:table-cell office:value-type="float" office:value="8.84929538367305">
            <text:p>8.849295383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96">
            <text:p>996</text:p>
          </table:table-cell>
          <table:table-cell office:value-type="float" office:value="2120">
            <text:p>2120</text:p>
          </table:table-cell>
          <table:table-cell office:value-type="float" office:value="70.875">
            <text:p>70.875</text:p>
          </table:table-cell>
          <table:table-cell office:value-type="float" office:value="74.75">
            <text:p>74.75</text:p>
          </table:table-cell>
          <table:table-cell office:value-type="float" office:value="62.75">
            <text:p>62.75</text:p>
          </table:table-cell>
          <table:table-cell office:value-type="float" office:value="0.216082317073171">
            <text:p>0.2160823171</text:p>
          </table:table-cell>
          <table:table-cell office:value-type="float" office:value="0.0750502008032129">
            <text:p>0.0750502008</text:p>
          </table:table-cell>
          <table:table-cell office:value-type="float" office:value="0.0295990566037736">
            <text:p>0.0295990566</text:p>
          </table:table-cell>
          <table:table-cell office:value-type="float" office:value="1.84780358254945">
            <text:p>1.8478035825</text:p>
          </table:table-cell>
          <table:table-cell office:value-type="float" office:value="1.27371546678683">
            <text:p>1.2737154668</text:p>
          </table:table-cell>
          <table:table-cell office:value-type="float" office:value="1.1053138622508">
            <text:p>1.1053138623</text:p>
          </table:table-cell>
          <table:table-cell office:value-type="float" office:value="3.54307274450334">
            <text:p>3.5430727445</text:p>
          </table:table-cell>
          <table:table-cell office:value-type="float" office:value="9.57817434533617">
            <text:p>9.5781743453</text:p>
          </table:table-cell>
          <table:table-cell office:value-type="float" office:value="23.7627695612623">
            <text:p>23.762769561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88">
            <text:p>1088</text:p>
          </table:table-cell>
          <table:table-cell office:value-type="float" office:value="2540">
            <text:p>2540</text:p>
          </table:table-cell>
          <table:table-cell office:value-type="float" office:value="87">
            <text:p>87</text:p>
          </table:table-cell>
          <table:table-cell office:value-type="float" office:value="169.25">
            <text:p>169.25</text:p>
          </table:table-cell>
          <table:table-cell office:value-type="float" office:value="88.5">
            <text:p>88.5</text:p>
          </table:table-cell>
          <table:table-cell office:value-type="float" office:value="0.241666666666667">
            <text:p>0.2416666667</text:p>
          </table:table-cell>
          <table:table-cell office:value-type="float" office:value="0.155560661764706">
            <text:p>0.1555606618</text:p>
          </table:table-cell>
          <table:table-cell office:value-type="float" office:value="0.0348425196850394">
            <text:p>0.0348425197</text:p>
          </table:table-cell>
          <table:table-cell office:value-type="float" office:value="1.96030277777778">
            <text:p>1.9603027778</text:p>
          </table:table-cell>
          <table:table-cell office:value-type="float" office:value="1.59189259037427">
            <text:p>1.5918925904</text:p>
          </table:table-cell>
          <table:table-cell office:value-type="float" office:value="1.12432826120652">
            <text:p>1.1243282612</text:p>
          </table:table-cell>
          <table:table-cell office:value-type="float" office:value="3.20227566667953">
            <text:p>3.2022756667</text:p>
          </table:table-cell>
          <table:table-cell office:value-type="float" office:value="4.79402480047036">
            <text:p>4.7940248005</text:p>
          </table:table-cell>
          <table:table-cell office:value-type="float" office:value="20.2383110047544">
            <text:p>20.238311004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304">
            <text:p>1304</text:p>
          </table:table-cell>
          <table:table-cell office:value-type="float" office:value="3445">
            <text:p>3445</text:p>
          </table:table-cell>
          <table:table-cell office:value-type="float" office:value="110.875">
            <text:p>110.875</text:p>
          </table:table-cell>
          <table:table-cell office:value-type="float" office:value="67.5">
            <text:p>67.5</text:p>
          </table:table-cell>
          <table:table-cell office:value-type="float" office:value="38.875">
            <text:p>38.875</text:p>
          </table:table-cell>
          <table:table-cell office:value-type="float" office:value="0.298051075268817">
            <text:p>0.2980510753</text:p>
          </table:table-cell>
          <table:table-cell office:value-type="float" office:value="0.0517638036809816">
            <text:p>0.0517638037</text:p>
          </table:table-cell>
          <table:table-cell office:value-type="float" office:value="0.0112844702467344">
            <text:p>0.0112844702</text:p>
          </table:table-cell>
          <table:table-cell office:value-type="float" office:value="2.2172942726399">
            <text:p>2.2172942726</text:p>
          </table:table-cell>
          <table:table-cell office:value-type="float" office:value="1.18642511597162">
            <text:p>1.186425116</text:p>
          </table:table-cell>
          <table:table-cell office:value-type="float" office:value="1.03974523083032">
            <text:p>1.0397452308</text:p>
          </table:table-cell>
          <table:table-cell office:value-type="float" office:value="2.65712121644514">
            <text:p>2.6571212164</text:p>
          </table:table-cell>
          <table:table-cell office:value-type="float" office:value="13.7342351789367">
            <text:p>13.73423517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34">
            <text:p>634</text:p>
          </table:table-cell>
          <table:table-cell office:value-type="float" office:value="1284">
            <text:p>1284</text:p>
          </table:table-cell>
          <table:table-cell office:value-type="float" office:value="2982">
            <text:p>2982</text:p>
          </table:table-cell>
          <table:table-cell office:value-type="float" office:value="60.875">
            <text:p>60.875</text:p>
          </table:table-cell>
          <table:table-cell office:value-type="float" office:value="102.25">
            <text:p>102.25</text:p>
          </table:table-cell>
          <table:table-cell office:value-type="float" office:value="225.5">
            <text:p>225.5</text:p>
          </table:table-cell>
          <table:table-cell office:value-type="float" office:value="0.0960173501577287">
            <text:p>0.0960173502</text:p>
          </table:table-cell>
          <table:table-cell office:value-type="float" office:value="0.0796339563862928">
            <text:p>0.0796339564</text:p>
          </table:table-cell>
          <table:table-cell office:value-type="float" office:value="0.0756203890006707">
            <text:p>0.075620389</text:p>
          </table:table-cell>
          <table:table-cell office:value-type="float" office:value="1.35413061535342">
            <text:p>1.3541306154</text:p>
          </table:table-cell>
          <table:table-cell office:value-type="float" office:value="1.2911483186911">
            <text:p>1.2911483187</text:p>
          </table:table-cell>
          <table:table-cell office:value-type="float" office:value="1.27587951023827">
            <text:p>1.2758795102</text:p>
          </table:table-cell>
          <table:table-cell office:value-type="float" office:value="7.56025695223612">
            <text:p>7.5602569522</text:p>
          </table:table-cell>
          <table:table-cell office:value-type="float" office:value="9.04631422186499">
            <text:p>9.0463142219</text:p>
          </table:table-cell>
          <table:table-cell office:value-type="float" office:value="9.50850466245135">
            <text:p>9.508504662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37">
            <text:p>737</text:p>
          </table:table-cell>
          <table:table-cell office:value-type="float" office:value="1346">
            <text:p>1346</text:p>
          </table:table-cell>
          <table:table-cell office:value-type="float" office:value="3027">
            <text:p>3027</text:p>
          </table:table-cell>
          <table:table-cell office:value-type="float" office:value="86.25">
            <text:p>86.25</text:p>
          </table:table-cell>
          <table:table-cell office:value-type="float" office:value="80.5">
            <text:p>80.5</text:p>
          </table:table-cell>
          <table:table-cell office:value-type="float" office:value="133.875">
            <text:p>133.875</text:p>
          </table:table-cell>
          <table:table-cell office:value-type="float" office:value="0.117028493894166">
            <text:p>0.1170284939</text:p>
          </table:table-cell>
          <table:table-cell office:value-type="float" office:value="0.0598068350668648">
            <text:p>0.0598068351</text:p>
          </table:table-cell>
          <table:table-cell office:value-type="float" office:value="0.0442269573835481">
            <text:p>0.0442269574</text:p>
          </table:table-cell>
          <table:table-cell office:value-type="float" office:value="1.43644323866053">
            <text:p>1.4364432387</text:p>
          </table:table-cell>
          <table:table-cell office:value-type="float" office:value="1.21633456347463">
            <text:p>1.2163345635</text:p>
          </table:table-cell>
          <table:table-cell office:value-type="float" office:value="1.15862815741085">
            <text:p>1.1586281574</text:p>
          </table:table-cell>
          <table:table-cell office:value-type="float" office:value="6.26307465763966">
            <text:p>6.2630746576</text:p>
          </table:table-cell>
          <table:table-cell office:value-type="float" office:value="11.9329838417883">
            <text:p>11.9329838418</text:p>
          </table:table-cell>
          <table:table-cell office:value-type="float" office:value="16.0165782168369">
            <text:p>16.016578216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71">
            <text:p>771</text:p>
          </table:table-cell>
          <table:table-cell office:value-type="float" office:value="1496">
            <text:p>1496</text:p>
          </table:table-cell>
          <table:table-cell office:value-type="float" office:value="3505">
            <text:p>3505</text:p>
          </table:table-cell>
          <table:table-cell office:value-type="float" office:value="25.125">
            <text:p>25.125</text:p>
          </table:table-cell>
          <table:table-cell office:value-type="float" office:value="111.625">
            <text:p>111.625</text:p>
          </table:table-cell>
          <table:table-cell office:value-type="float" office:value="143">
            <text:p>143</text:p>
          </table:table-cell>
          <table:table-cell office:value-type="float" office:value="0.0325875486381323">
            <text:p>0.0325875486</text:p>
          </table:table-cell>
          <table:table-cell office:value-type="float" office:value="0.0746156417112299">
            <text:p>0.0746156417</text:p>
          </table:table-cell>
          <table:table-cell office:value-type="float" office:value="0.0407988587731812">
            <text:p>0.0407988588</text:p>
          </table:table-cell>
          <table:table-cell office:value-type="float" office:value="1.1161378389529">
            <text:p>1.116137839</text:p>
          </table:table-cell>
          <table:table-cell office:value-type="float" office:value="1.27206703420574">
            <text:p>1.2720670342</text:p>
          </table:table-cell>
          <table:table-cell office:value-type="float" office:value="1.14605851758543">
            <text:p>1.1460585176</text:p>
          </table:table-cell>
          <table:table-cell office:value-type="float" office:value="21.6150288221481">
            <text:p>21.6150288221</text:p>
          </table:table-cell>
          <table:table-cell office:value-type="float" office:value="9.63198658062439">
            <text:p>9.6319865806</text:p>
          </table:table-cell>
          <table:table-cell office:value-type="float" office:value="17.3336405208542">
            <text:p>17.333640520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862">
            <text:p>862</text:p>
          </table:table-cell>
          <table:table-cell office:value-type="float" office:value="1754">
            <text:p>1754</text:p>
          </table:table-cell>
          <table:table-cell office:value-type="float" office:value="4152">
            <text:p>4152</text:p>
          </table:table-cell>
          <table:table-cell office:value-type="float" office:value="42.5">
            <text:p>42.5</text:p>
          </table:table-cell>
          <table:table-cell office:value-type="float" office:value="116">
            <text:p>116</text:p>
          </table:table-cell>
          <table:table-cell office:value-type="float" office:value="74">
            <text:p>74</text:p>
          </table:table-cell>
          <table:table-cell office:value-type="float" office:value="0.0493039443155452">
            <text:p>0.0493039443</text:p>
          </table:table-cell>
          <table:table-cell office:value-type="float" office:value="0.0661345496009122">
            <text:p>0.0661345496</text:p>
          </table:table-cell>
          <table:table-cell office:value-type="float" office:value="0.0178227360308285">
            <text:p>0.017822736</text:p>
          </table:table-cell>
          <table:table-cell office:value-type="float" office:value="1.17732832779755">
            <text:p>1.1773283278</text:p>
          </table:table-cell>
          <table:table-cell office:value-type="float" office:value="1.24004352975899">
            <text:p>1.2400435298</text:p>
          </table:table-cell>
          <table:table-cell office:value-type="float" office:value="1.06300216995036">
            <text:p>1.06300217</text:p>
          </table:table-cell>
          <table:table-cell office:value-type="float" office:value="14.4024495273835">
            <text:p>14.4024495274</text:p>
          </table:table-cell>
          <table:table-cell office:value-type="float" office:value="10.8237381769903">
            <text:p>10.823738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40">
            <text:p>840</text:p>
          </table:table-cell>
          <table:table-cell office:value-type="float" office:value="1672">
            <text:p>1672</text:p>
          </table:table-cell>
          <table:table-cell office:value-type="float" office:value="3787">
            <text:p>3787</text:p>
          </table:table-cell>
          <table:table-cell office:value-type="float" office:value="81">
            <text:p>81</text:p>
          </table:table-cell>
          <table:table-cell office:value-type="float" office:value="92.5">
            <text:p>92.5</text:p>
          </table:table-cell>
          <table:table-cell office:value-type="float" office:value="126.25">
            <text:p>126.25</text:p>
          </table:table-cell>
          <table:table-cell office:value-type="float" office:value="0.0964285714285714">
            <text:p>0.0964285714</text:p>
          </table:table-cell>
          <table:table-cell office:value-type="float" office:value="0.055322966507177">
            <text:p>0.0553229665</text:p>
          </table:table-cell>
          <table:table-cell office:value-type="float" office:value="0.0333377343543702">
            <text:p>0.0333377344</text:p>
          </table:table-cell>
          <table:table-cell office:value-type="float" office:value="1.355725">
            <text:p>1.355725</text:p>
          </table:table-cell>
          <table:table-cell office:value-type="float" office:value="1.1996292187965">
            <text:p>1.1996292188</text:p>
          </table:table-cell>
          <table:table-cell office:value-type="float" office:value="1.11886042312279">
            <text:p>1.1188604231</text:p>
          </table:table-cell>
          <table:table-cell office:value-type="float" office:value="7.52944983784411">
            <text:p>7.5294498378</text:p>
          </table:table-cell>
          <table:table-cell office:value-type="float" office:value="12.8725670558943">
            <text:p>12.8725670559</text:p>
          </table:table-cell>
          <table:table-cell office:value-type="float" office:value="21.1363496432331">
            <text:p>21.136349643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45">
            <text:p>845</text:p>
          </table:table-cell>
          <table:table-cell office:value-type="float" office:value="1866">
            <text:p>1866</text:p>
          </table:table-cell>
          <table:table-cell office:value-type="float" office:value="4564">
            <text:p>4564</text:p>
          </table:table-cell>
          <table:table-cell office:value-type="float" office:value="28.125">
            <text:p>28.125</text:p>
          </table:table-cell>
          <table:table-cell office:value-type="float" office:value="137.75">
            <text:p>137.75</text:p>
          </table:table-cell>
          <table:table-cell office:value-type="float" office:value="82.875">
            <text:p>82.875</text:p>
          </table:table-cell>
          <table:table-cell office:value-type="float" office:value="0.0332840236686391">
            <text:p>0.0332840237</text:p>
          </table:table-cell>
          <table:table-cell office:value-type="float" office:value="0.0738210075026795">
            <text:p>0.0738210075</text:p>
          </table:table-cell>
          <table:table-cell office:value-type="float" office:value="0.0181584136722174">
            <text:p>0.0181584137</text:p>
          </table:table-cell>
          <table:table-cell office:value-type="float" office:value="1.11866542225412">
            <text:p>1.1186654223</text:p>
          </table:table-cell>
          <table:table-cell office:value-type="float" office:value="1.26905462691085">
            <text:p>1.2690546269</text:p>
          </table:table-cell>
          <table:table-cell office:value-type="float" office:value="1.06420071470746">
            <text:p>1.0642007147</text:p>
          </table:table-cell>
          <table:table-cell office:value-type="float" office:value="21.1699043242159">
            <text:p>21.1699043242</text:p>
          </table:table-cell>
          <table:table-cell office:value-type="float" office:value="9.73202535447043">
            <text:p>9.7320253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56">
            <text:p>956</text:p>
          </table:table-cell>
          <table:table-cell office:value-type="float" office:value="1964">
            <text:p>1964</text:p>
          </table:table-cell>
          <table:table-cell office:value-type="float" office:value="5423">
            <text:p>5423</text:p>
          </table:table-cell>
          <table:table-cell office:value-type="float" office:value="40.125">
            <text:p>40.125</text:p>
          </table:table-cell>
          <table:table-cell office:value-type="float" office:value="108">
            <text:p>108</text:p>
          </table:table-cell>
          <table:table-cell office:value-type="float" office:value="32.625">
            <text:p>32.625</text:p>
          </table:table-cell>
          <table:table-cell office:value-type="float" office:value="0.0419717573221757">
            <text:p>0.0419717573</text:p>
          </table:table-cell>
          <table:table-cell office:value-type="float" office:value="0.054989816700611">
            <text:p>0.0549898167</text:p>
          </table:table-cell>
          <table:table-cell office:value-type="float" office:value="0.00601604278074866">
            <text:p>0.0060160428</text:p>
          </table:table-cell>
          <table:table-cell office:value-type="float" office:value="1.15035394231653">
            <text:p>1.1503539423</text:p>
          </table:table-cell>
          <table:table-cell office:value-type="float" office:value="1.19839116313604">
            <text:p>1.1983911631</text:p>
          </table:table-cell>
          <table:table-cell office:value-type="float" office:value="1.02112708756327">
            <text:p>1.0211270876</text:p>
          </table:table-cell>
          <table:table-cell office:value-type="float" office:value="16.8588082317961">
            <text:p>16.8588082318</text:p>
          </table:table-cell>
          <table:table-cell office:value-type="float" office:value="12.9484914985961">
            <text:p>12.94849149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160">
            <text:p>1160</text:p>
          </table:table-cell>
          <table:table-cell office:value-type="float" office:value="2152">
            <text:p>2152</text:p>
          </table:table-cell>
          <table:table-cell office:value-type="float" office:value="4026">
            <text:p>4026</text:p>
          </table:table-cell>
          <table:table-cell office:value-type="float" office:value="20.25">
            <text:p>20.25</text:p>
          </table:table-cell>
          <table:table-cell office:value-type="float" office:value="103.5">
            <text:p>103.5</text:p>
          </table:table-cell>
          <table:table-cell office:value-type="float" office:value="281.5">
            <text:p>281.5</text:p>
          </table:table-cell>
          <table:table-cell office:value-type="float" office:value="0.0174568965517241">
            <text:p>0.0174568966</text:p>
          </table:table-cell>
          <table:table-cell office:value-type="float" office:value="0.0480947955390335">
            <text:p>0.0480947955</text:p>
          </table:table-cell>
          <table:table-cell office:value-type="float" office:value="0.0699205166418281">
            <text:p>0.0699205166</text:p>
          </table:table-cell>
          <table:table-cell office:value-type="float" office:value="1.06169643467598">
            <text:p>1.0616964347</text:p>
          </table:table-cell>
          <table:table-cell office:value-type="float" office:value="1.17286547872818">
            <text:p>1.1728654787</text:p>
          </table:table-cell>
          <table:table-cell office:value-type="float" office:value="1.25430401039542">
            <text:p>1.2543040104</text:p>
          </table:table-cell>
          <table:table-cell office:value-type="float" office:value="0">
            <text:p>0</text:p>
          </table:table-cell>
          <table:table-cell office:value-type="float" office:value="14.7559640596475">
            <text:p>14.7559640596</text:p>
          </table:table-cell>
          <table:table-cell office:value-type="float" office:value="10.2560290276123">
            <text:p>10.256029027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122">
            <text:p>1122</text:p>
          </table:table-cell>
          <table:table-cell office:value-type="float" office:value="2154">
            <text:p>2154</text:p>
          </table:table-cell>
          <table:table-cell office:value-type="float" office:value="3800">
            <text:p>3800</text:p>
          </table:table-cell>
          <table:table-cell office:value-type="float" office:value="95.375">
            <text:p>95.375</text:p>
          </table:table-cell>
          <table:table-cell office:value-type="float" office:value="226">
            <text:p>226</text:p>
          </table:table-cell>
          <table:table-cell office:value-type="float" office:value="214.125">
            <text:p>214.125</text:p>
          </table:table-cell>
          <table:table-cell office:value-type="float" office:value="0.0850044563279857">
            <text:p>0.0850044563</text:p>
          </table:table-cell>
          <table:table-cell office:value-type="float" office:value="0.104921077065924">
            <text:p>0.1049210771</text:p>
          </table:table-cell>
          <table:table-cell office:value-type="float" office:value="0.0563486842105263">
            <text:p>0.0563486842</text:p>
          </table:table-cell>
          <table:table-cell office:value-type="float" office:value="1.31167808203536">
            <text:p>1.311678082</text:p>
          </table:table-cell>
          <table:table-cell office:value-type="float" office:value="1.38880029725957">
            <text:p>1.3888002973</text:p>
          </table:table-cell>
          <table:table-cell office:value-type="float" office:value="1.20344373619287">
            <text:p>1.2034437362</text:p>
          </table:table-cell>
          <table:table-cell office:value-type="float" office:value="8.49610683758509">
            <text:p>8.4961068376</text:p>
          </table:table-cell>
          <table:table-cell office:value-type="float" office:value="6.94717875504863">
            <text:p>6.947178755</text:p>
          </table:table-cell>
          <table:table-cell office:value-type="float" office:value="12.6444430970506">
            <text:p>12.644443097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230">
            <text:p>1230</text:p>
          </table:table-cell>
          <table:table-cell office:value-type="float" office:value="2272">
            <text:p>2272</text:p>
          </table:table-cell>
          <table:table-cell office:value-type="float" office:value="4059">
            <text:p>4059</text:p>
          </table:table-cell>
          <table:table-cell office:value-type="float" office:value="75.5">
            <text:p>75.5</text:p>
          </table:table-cell>
          <table:table-cell office:value-type="float" office:value="65">
            <text:p>65</text:p>
          </table:table-cell>
          <table:table-cell office:value-type="float" office:value="213.125">
            <text:p>213.125</text:p>
          </table:table-cell>
          <table:table-cell office:value-type="float" office:value="0.0613821138211382">
            <text:p>0.0613821138</text:p>
          </table:table-cell>
          <table:table-cell office:value-type="float" office:value="0.0286091549295775">
            <text:p>0.0286091549</text:p>
          </table:table-cell>
          <table:table-cell office:value-type="float" office:value="0.0525067750677507">
            <text:p>0.0525067751</text:p>
          </table:table-cell>
          <table:table-cell office:value-type="float" office:value="1.2222222156124">
            <text:p>1.2222222156</text:p>
          </table:table-cell>
          <table:table-cell office:value-type="float" office:value="1.10173627039526">
            <text:p>1.1017362704</text:p>
          </table:table-cell>
          <table:table-cell office:value-type="float" office:value="1.18917735713604">
            <text:p>1.1891773571</text:p>
          </table:table-cell>
          <table:table-cell office:value-type="float" office:value="11.6354643344576">
            <text:p>11.6354643345</text:p>
          </table:table-cell>
          <table:table-cell office:value-type="float" office:value="24.5731041909001">
            <text:p>24.5731041909</text:p>
          </table:table-cell>
          <table:table-cell office:value-type="float" office:value="13.5447176030367">
            <text:p>13.54471760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301">
            <text:p>1301</text:p>
          </table:table-cell>
          <table:table-cell office:value-type="float" office:value="2460">
            <text:p>2460</text:p>
          </table:table-cell>
          <table:table-cell office:value-type="float" office:value="4093">
            <text:p>4093</text:p>
          </table:table-cell>
          <table:table-cell office:value-type="float" office:value="62.25">
            <text:p>62.25</text:p>
          </table:table-cell>
          <table:table-cell office:value-type="float" office:value="134.875">
            <text:p>134.875</text:p>
          </table:table-cell>
          <table:table-cell office:value-type="float" office:value="224.5">
            <text:p>224.5</text:p>
          </table:table-cell>
          <table:table-cell office:value-type="float" office:value="0.047847809377402">
            <text:p>0.0478478094</text:p>
          </table:table-cell>
          <table:table-cell office:value-type="float" office:value="0.0548272357723577">
            <text:p>0.0548272358</text:p>
          </table:table-cell>
          <table:table-cell office:value-type="float" office:value="0.0548497434644515">
            <text:p>0.0548497435</text:p>
          </table:table-cell>
          <table:table-cell office:value-type="float" office:value="1.17195458203085">
            <text:p>1.171954582</text:p>
          </table:table-cell>
          <table:table-cell office:value-type="float" office:value="1.19778713573683">
            <text:p>1.1977871357</text:p>
          </table:table-cell>
          <table:table-cell office:value-type="float" office:value="1.19787075106749">
            <text:p>1.1978707511</text:p>
          </table:table-cell>
          <table:table-cell office:value-type="float" office:value="14.8303716766406">
            <text:p>14.8303716766</text:p>
          </table:table-cell>
          <table:table-cell office:value-type="float" office:value="12.985878432053">
            <text:p>12.9858784321</text:p>
          </table:table-cell>
          <table:table-cell office:value-type="float" office:value="12.9806893728415">
            <text:p>12.980689372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7">
            <text:p>27</text:p>
          </table:table-cell>
          <table:table-cell office:value-type="float" office:value="1308">
            <text:p>1308</text:p>
          </table:table-cell>
          <table:table-cell office:value-type="float" office:value="2647">
            <text:p>2647</text:p>
          </table:table-cell>
          <table:table-cell office:value-type="float" office:value="4583">
            <text:p>4583</text:p>
          </table:table-cell>
          <table:table-cell office:value-type="float" office:value="119">
            <text:p>119</text:p>
          </table:table-cell>
          <table:table-cell office:value-type="float" office:value="206.875">
            <text:p>206.875</text:p>
          </table:table-cell>
          <table:table-cell office:value-type="float" office:value="373.75">
            <text:p>373.75</text:p>
          </table:table-cell>
          <table:table-cell office:value-type="float" office:value="0.0909785932721713">
            <text:p>0.0909785933</text:p>
          </table:table-cell>
          <table:table-cell office:value-type="float" office:value="0.0781545145447677">
            <text:p>0.0781545145</text:p>
          </table:table-cell>
          <table:table-cell office:value-type="float" office:value="0.0815513855553131">
            <text:p>0.0815513856</text:p>
          </table:table-cell>
          <table:table-cell office:value-type="float" office:value="1.33464820114281">
            <text:p>1.3346482011</text:p>
          </table:table-cell>
          <table:table-cell office:value-type="float" office:value="1.28551273206839">
            <text:p>1.2855127321</text:p>
          </table:table-cell>
          <table:table-cell office:value-type="float" office:value="1.29846508127614">
            <text:p>1.2984650813</text:p>
          </table:table-cell>
          <table:table-cell office:value-type="float" office:value="7.96033879152272">
            <text:p>7.9603387915</text:p>
          </table:table-cell>
          <table:table-cell office:value-type="float" office:value="9.2111606947691">
            <text:p>9.2111606948</text:p>
          </table:table-cell>
          <table:table-cell office:value-type="float" office:value="8.84156015343887">
            <text:p>8.841560153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614">
            <text:p>1614</text:p>
          </table:table-cell>
          <table:table-cell office:value-type="float" office:value="2874">
            <text:p>2874</text:p>
          </table:table-cell>
          <table:table-cell office:value-type="float" office:value="5471">
            <text:p>5471</text:p>
          </table:table-cell>
          <table:table-cell office:value-type="float" office:value="138.375">
            <text:p>138.375</text:p>
          </table:table-cell>
          <table:table-cell office:value-type="float" office:value="159.625">
            <text:p>159.625</text:p>
          </table:table-cell>
          <table:table-cell office:value-type="float" office:value="240.625">
            <text:p>240.625</text:p>
          </table:table-cell>
          <table:table-cell office:value-type="float" office:value="0.0857342007434944">
            <text:p>0.0857342007</text:p>
          </table:table-cell>
          <table:table-cell office:value-type="float" office:value="0.0555410577592206">
            <text:p>0.0555410578</text:p>
          </table:table-cell>
          <table:table-cell office:value-type="float" office:value="0.0439819045878267">
            <text:p>0.0439819046</text:p>
          </table:table-cell>
          <table:table-cell office:value-type="float" office:value="1.3144763948294">
            <text:p>1.3144763948</text:p>
          </table:table-cell>
          <table:table-cell office:value-type="float" office:value="1.20043992798742">
            <text:p>1.200439928</text:p>
          </table:table-cell>
          <table:table-cell office:value-type="float" office:value="1.15772810560249">
            <text:p>1.1577281056</text:p>
          </table:table-cell>
          <table:table-cell office:value-type="float" office:value="8.42666146654388">
            <text:p>8.4266614665</text:p>
          </table:table-cell>
          <table:table-cell office:value-type="float" office:value="12.8233575010224">
            <text:p>12.823357501</text:p>
          </table:table-cell>
          <table:table-cell office:value-type="float" office:value="16.1039138435493">
            <text:p>16.103913843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655">
            <text:p>1655</text:p>
          </table:table-cell>
          <table:table-cell office:value-type="float" office:value="2906">
            <text:p>2906</text:p>
          </table:table-cell>
          <table:table-cell office:value-type="float" office:value="5384">
            <text:p>5384</text:p>
          </table:table-cell>
          <table:table-cell office:value-type="float" office:value="72.375">
            <text:p>72.375</text:p>
          </table:table-cell>
          <table:table-cell office:value-type="float" office:value="130">
            <text:p>130</text:p>
          </table:table-cell>
          <table:table-cell office:value-type="float" office:value="513.5">
            <text:p>513.5</text:p>
          </table:table-cell>
          <table:table-cell office:value-type="float" office:value="0.0437311178247734">
            <text:p>0.0437311178</text:p>
          </table:table-cell>
          <table:table-cell office:value-type="float" office:value="0.0447350309704061">
            <text:p>0.044735031</text:p>
          </table:table-cell>
          <table:table-cell office:value-type="float" office:value="0.0953751857355126">
            <text:p>0.0953751857</text:p>
          </table:table-cell>
          <table:table-cell office:value-type="float" office:value="1.15680723729247">
            <text:p>1.1568072373</text:p>
          </table:table-cell>
          <table:table-cell office:value-type="float" office:value="1.16049500546843">
            <text:p>1.1604950055</text:p>
          </table:table-cell>
          <table:table-cell office:value-type="float" office:value="1.3516421451403">
            <text:p>1.3516421451</text:p>
          </table:table-cell>
          <table:table-cell office:value-type="float" office:value="16.1943062885905">
            <text:p>16.1943062886</text:p>
          </table:table-cell>
          <table:table-cell office:value-type="float" office:value="15.8385512401666">
            <text:p>15.8385512402</text:p>
          </table:table-cell>
          <table:table-cell office:value-type="float" office:value="7.60889642270203">
            <text:p>7.608896422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920">
            <text:p>1920</text:p>
          </table:table-cell>
          <table:table-cell office:value-type="float" office:value="3262">
            <text:p>3262</text:p>
          </table:table-cell>
          <table:table-cell office:value-type="float" office:value="6130">
            <text:p>6130</text:p>
          </table:table-cell>
          <table:table-cell office:value-type="float" office:value="56.25">
            <text:p>56.25</text:p>
          </table:table-cell>
          <table:table-cell office:value-type="float" office:value="179.125">
            <text:p>179.125</text:p>
          </table:table-cell>
          <table:table-cell office:value-type="float" office:value="362.125">
            <text:p>362.125</text:p>
          </table:table-cell>
          <table:table-cell office:value-type="float" office:value="0.029296875">
            <text:p>0.029296875</text:p>
          </table:table-cell>
          <table:table-cell office:value-type="float" office:value="0.0549126302881668">
            <text:p>0.0549126303</text:p>
          </table:table-cell>
          <table:table-cell office:value-type="float" office:value="0.0590742251223491">
            <text:p>0.0590742251</text:p>
          </table:table-cell>
          <table:table-cell office:value-type="float" office:value="1.10422134399414">
            <text:p>1.104221344</text:p>
          </table:table-cell>
          <table:table-cell office:value-type="float" office:value="1.19810438406031">
            <text:p>1.1981043841</text:p>
          </table:table-cell>
          <table:table-cell office:value-type="float" office:value="1.21359972551288">
            <text:p>1.2135997255</text:p>
          </table:table-cell>
          <table:table-cell office:value-type="float" office:value="24.0043294378248">
            <text:p>24.0043294378</text:p>
          </table:table-cell>
          <table:table-cell office:value-type="float" office:value="12.9662136059358">
            <text:p>12.9662136059</text:p>
          </table:table-cell>
          <table:table-cell office:value-type="float" office:value="12.0767544369734">
            <text:p>12.07675443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2062">
            <text:p>2062</text:p>
          </table:table-cell>
          <table:table-cell office:value-type="float" office:value="3400">
            <text:p>3400</text:p>
          </table:table-cell>
          <table:table-cell office:value-type="float" office:value="6290">
            <text:p>6290</text:p>
          </table:table-cell>
          <table:table-cell office:value-type="float" office:value="95.875">
            <text:p>95.875</text:p>
          </table:table-cell>
          <table:table-cell office:value-type="float" office:value="260.625">
            <text:p>260.625</text:p>
          </table:table-cell>
          <table:table-cell office:value-type="float" office:value="362.75">
            <text:p>362.75</text:p>
          </table:table-cell>
          <table:table-cell office:value-type="float" office:value="0.046496120271581">
            <text:p>0.0464961203</text:p>
          </table:table-cell>
          <table:table-cell office:value-type="float" office:value="0.0766544117647059">
            <text:p>0.0766544118</text:p>
          </table:table-cell>
          <table:table-cell office:value-type="float" office:value="0.057670906200318">
            <text:p>0.0576709062</text:p>
          </table:table-cell>
          <table:table-cell office:value-type="float" office:value="1.16697372378314">
            <text:p>1.1669737238</text:p>
          </table:table-cell>
          <table:table-cell office:value-type="float" office:value="1.27980720290874">
            <text:p>1.2798072029</text:p>
          </table:table-cell>
          <table:table-cell office:value-type="float" office:value="1.20836700120817">
            <text:p>1.2083670012</text:p>
          </table:table-cell>
          <table:table-cell office:value-type="float" office:value="15.2515833254834">
            <text:p>15.2515833255</text:p>
          </table:table-cell>
          <table:table-cell office:value-type="float" office:value="9.38480333871984">
            <text:p>9.3848033387</text:p>
          </table:table-cell>
          <table:table-cell office:value-type="float" office:value="12.3623447659634">
            <text:p>12.36234476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135">
            <text:p>2135</text:p>
          </table:table-cell>
          <table:table-cell office:value-type="float" office:value="3583">
            <text:p>3583</text:p>
          </table:table-cell>
          <table:table-cell office:value-type="float" office:value="6809">
            <text:p>6809</text:p>
          </table:table-cell>
          <table:table-cell office:value-type="float" office:value="33.125">
            <text:p>33.125</text:p>
          </table:table-cell>
          <table:table-cell office:value-type="float" office:value="98.625">
            <text:p>98.625</text:p>
          </table:table-cell>
          <table:table-cell office:value-type="float" office:value="466.625">
            <text:p>466.625</text:p>
          </table:table-cell>
          <table:table-cell office:value-type="float" office:value="0.0155152224824356">
            <text:p>0.0155152225</text:p>
          </table:table-cell>
          <table:table-cell office:value-type="float" office:value="0.0275258163550098">
            <text:p>0.0275258164</text:p>
          </table:table-cell>
          <table:table-cell office:value-type="float" office:value="0.0685306212365986">
            <text:p>0.0685306212</text:p>
          </table:table-cell>
          <table:table-cell office:value-type="float" office:value="1.05477509406074">
            <text:p>1.0547750941</text:p>
          </table:table-cell>
          <table:table-cell office:value-type="float" office:value="1.09782539155191">
            <text:p>1.0978253916</text:p>
          </table:table-cell>
          <table:table-cell office:value-type="float" office:value="1.24906220858036">
            <text:p>1.2490622086</text:p>
          </table:table-cell>
          <table:table-cell office:value-type="float" office:value="0">
            <text:p>0</text:p>
          </table:table-cell>
          <table:table-cell office:value-type="float" office:value="25.5267171647301">
            <text:p>25.5267171647</text:p>
          </table:table-cell>
          <table:table-cell office:value-type="float" office:value="10.4571606727605">
            <text:p>10.457160672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7">
            <text:p>27</text:p>
          </table:table-cell>
          <table:table-cell office:value-type="float" office:value="1811">
            <text:p>1811</text:p>
          </table:table-cell>
          <table:table-cell office:value-type="float" office:value="3588">
            <text:p>3588</text:p>
          </table:table-cell>
          <table:table-cell office:value-type="float" office:value="7150">
            <text:p>7150</text:p>
          </table:table-cell>
          <table:table-cell office:value-type="float" office:value="135">
            <text:p>135</text:p>
          </table:table-cell>
          <table:table-cell office:value-type="float" office:value="177.25">
            <text:p>177.25</text:p>
          </table:table-cell>
          <table:table-cell office:value-type="float" office:value="422.375">
            <text:p>422.375</text:p>
          </table:table-cell>
          <table:table-cell office:value-type="float" office:value="0.0745444505797902">
            <text:p>0.0745444506</text:p>
          </table:table-cell>
          <table:table-cell office:value-type="float" office:value="0.0494007803790412">
            <text:p>0.0494007804</text:p>
          </table:table-cell>
          <table:table-cell office:value-type="float" office:value="0.0590734265734266">
            <text:p>0.0590734266</text:p>
          </table:table-cell>
          <table:table-cell office:value-type="float" office:value="1.27179705224926">
            <text:p>1.2717970522</text:p>
          </table:table-cell>
          <table:table-cell office:value-type="float" office:value="1.17768598804668">
            <text:p>1.177685988</text:p>
          </table:table-cell>
          <table:table-cell office:value-type="float" office:value="1.21359674567216">
            <text:p>1.2135967457</text:p>
          </table:table-cell>
          <table:table-cell office:value-type="float" office:value="9.64086209234483">
            <text:p>9.6408620923</text:p>
          </table:table-cell>
          <table:table-cell office:value-type="float" office:value="14.374886234526">
            <text:p>14.3748862345</text:p>
          </table:table-cell>
          <table:table-cell office:value-type="float" office:value="12.0769130927937">
            <text:p>12.076913092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24">
            <text:p>24</text:p>
          </table:table-cell>
          <table:table-cell office:value-type="float" office:value="1978">
            <text:p>1978</text:p>
          </table:table-cell>
          <table:table-cell office:value-type="float" office:value="3900">
            <text:p>3900</text:p>
          </table:table-cell>
          <table:table-cell office:value-type="float" office:value="7743">
            <text:p>7743</text:p>
          </table:table-cell>
          <table:table-cell office:value-type="float" office:value="103.5">
            <text:p>103.5</text:p>
          </table:table-cell>
          <table:table-cell office:value-type="float" office:value="127.875">
            <text:p>127.875</text:p>
          </table:table-cell>
          <table:table-cell office:value-type="float" office:value="297.375">
            <text:p>297.375</text:p>
          </table:table-cell>
          <table:table-cell office:value-type="float" office:value="0.0523255813953488">
            <text:p>0.0523255814</text:p>
          </table:table-cell>
          <table:table-cell office:value-type="float" office:value="0.0327884615384615">
            <text:p>0.0327884615</text:p>
          </table:table-cell>
          <table:table-cell office:value-type="float" office:value="0.0384056567222007">
            <text:p>0.0384056567</text:p>
          </table:table-cell>
          <table:table-cell office:value-type="float" office:value="1.18850594916171">
            <text:p>1.1885059492</text:p>
          </table:table-cell>
          <table:table-cell office:value-type="float" office:value="1.11686677847633">
            <text:p>1.1168667785</text:p>
          </table:table-cell>
          <table:table-cell office:value-type="float" office:value="1.1373107876855">
            <text:p>1.1373107877</text:p>
          </table:table-cell>
          <table:table-cell office:value-type="float" office:value="13.5904404789611">
            <text:p>13.590440479</text:p>
          </table:table-cell>
          <table:table-cell office:value-type="float" office:value="21.4846827362125">
            <text:p>21.4846827362</text:p>
          </table:table-cell>
          <table:table-cell office:value-type="float" office:value="18.3924459437743">
            <text:p>18.392445943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339">
            <text:p>2339</text:p>
          </table:table-cell>
          <table:table-cell office:value-type="float" office:value="4277">
            <text:p>4277</text:p>
          </table:table-cell>
          <table:table-cell office:value-type="float" office:value="9188">
            <text:p>9188</text:p>
          </table:table-cell>
          <table:table-cell office:value-type="float" office:value="123.5">
            <text:p>123.5</text:p>
          </table:table-cell>
          <table:table-cell office:value-type="float" office:value="255.875">
            <text:p>255.875</text:p>
          </table:table-cell>
          <table:table-cell office:value-type="float" office:value="368.75">
            <text:p>368.75</text:p>
          </table:table-cell>
          <table:table-cell office:value-type="float" office:value="0.0528003420265071">
            <text:p>0.052800342</text:p>
          </table:table-cell>
          <table:table-cell office:value-type="float" office:value="0.059825812485387">
            <text:p>0.0598258125</text:p>
          </table:table-cell>
          <table:table-cell office:value-type="float" office:value="0.0401338702655638">
            <text:p>0.0401338703</text:p>
          </table:table-cell>
          <table:table-cell office:value-type="float" office:value="1.19026543428428">
            <text:p>1.1902654343</text:p>
          </table:table-cell>
          <table:table-cell office:value-type="float" office:value="1.21640543426435">
            <text:p>1.2164054343</text:p>
          </table:table-cell>
          <table:table-cell office:value-type="float" office:value="1.14362557191276">
            <text:p>1.1436255719</text:p>
          </table:table-cell>
          <table:table-cell office:value-type="float" office:value="13.4713041168646">
            <text:p>13.4713041169</text:p>
          </table:table-cell>
          <table:table-cell office:value-type="float" office:value="11.9293064041547">
            <text:p>11.9293064042</text:p>
          </table:table-cell>
          <table:table-cell office:value-type="float" office:value="17.6151788250374">
            <text:p>17.61517882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2202">
            <text:p>2202</text:p>
          </table:table-cell>
          <table:table-cell office:value-type="float" office:value="4345">
            <text:p>4345</text:p>
          </table:table-cell>
          <table:table-cell office:value-type="float" office:value="8596">
            <text:p>8596</text:p>
          </table:table-cell>
          <table:table-cell office:value-type="float" office:value="170.625">
            <text:p>170.625</text:p>
          </table:table-cell>
          <table:table-cell office:value-type="float" office:value="274.375">
            <text:p>274.375</text:p>
          </table:table-cell>
          <table:table-cell office:value-type="float" office:value="194.625">
            <text:p>194.625</text:p>
          </table:table-cell>
          <table:table-cell office:value-type="float" office:value="0.0774863760217984">
            <text:p>0.077486376</text:p>
          </table:table-cell>
          <table:table-cell office:value-type="float" office:value="0.0631472957422324">
            <text:p>0.0631472957</text:p>
          </table:table-cell>
          <table:table-cell office:value-type="float" office:value="0.0226413448115403">
            <text:p>0.0226413448</text:p>
          </table:table-cell>
          <table:table-cell office:value-type="float" office:value="1.28297042747552">
            <text:p>1.2829704275</text:p>
          </table:table-cell>
          <table:table-cell office:value-type="float" office:value="1.22883119377855">
            <text:p>1.2288311938</text:p>
          </table:table-cell>
          <table:table-cell office:value-type="float" office:value="1.08024946261035">
            <text:p>1.0802494626</text:p>
          </table:table-cell>
          <table:table-cell office:value-type="float" office:value="9.28767027085621">
            <text:p>9.2876702709</text:p>
          </table:table-cell>
          <table:table-cell office:value-type="float" office:value="11.3197092522935">
            <text:p>11.3197092523</text:p>
          </table:table-cell>
          <table:table-cell office:value-type="float" office:value="30.9595034366727">
            <text:p>30.959503436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2345">
            <text:p>2345</text:p>
          </table:table-cell>
          <table:table-cell office:value-type="float" office:value="4771">
            <text:p>4771</text:p>
          </table:table-cell>
          <table:table-cell office:value-type="float" office:value="8952">
            <text:p>8952</text:p>
          </table:table-cell>
          <table:table-cell office:value-type="float" office:value="194.75">
            <text:p>194.75</text:p>
          </table:table-cell>
          <table:table-cell office:value-type="float" office:value="234.125">
            <text:p>234.125</text:p>
          </table:table-cell>
          <table:table-cell office:value-type="float" office:value="40.75">
            <text:p>40.75</text:p>
          </table:table-cell>
          <table:table-cell office:value-type="float" office:value="0.0830490405117271">
            <text:p>0.0830490405</text:p>
          </table:table-cell>
          <table:table-cell office:value-type="float" office:value="0.0490725214839656">
            <text:p>0.0490725215</text:p>
          </table:table-cell>
          <table:table-cell office:value-type="float" office:value="0.00455205540661305">
            <text:p>0.0045520554</text:p>
          </table:table-cell>
          <table:table-cell office:value-type="float" office:value="1.30419004232569">
            <text:p>1.3041900423</text:p>
          </table:table-cell>
          <table:table-cell office:value-type="float" office:value="1.17647372542888">
            <text:p>1.1764737254</text:p>
          </table:table-cell>
          <table:table-cell office:value-type="float" office:value="1.01597280749166">
            <text:p>1.0159728075</text:p>
          </table:table-cell>
          <table:table-cell office:value-type="float" office:value="8.688205269539">
            <text:p>8.6882052695</text:p>
          </table:table-cell>
          <table:table-cell office:value-type="float" office:value="14.4687619763158">
            <text:p>14.46876197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 office:value-type="float" office:value="81">
            <text:p>81</text:p>
          </table:table-cell>
          <table:table-cell office:value-type="float" office:value="2607">
            <text:p>2607</text:p>
          </table:table-cell>
          <table:table-cell office:value-type="float" office:value="4968">
            <text:p>4968</text:p>
          </table:table-cell>
          <table:table-cell office:value-type="float" office:value="8737">
            <text:p>8737</text:p>
          </table:table-cell>
          <table:table-cell office:value-type="float" office:value="228.375">
            <text:p>228.375</text:p>
          </table:table-cell>
          <table:table-cell office:value-type="float" office:value="296.625">
            <text:p>296.625</text:p>
          </table:table-cell>
          <table:table-cell office:value-type="float" office:value="-161.75">
            <text:p>-161.75</text:p>
          </table:table-cell>
          <table:table-cell office:value-type="float" office:value="0.0876006904487917">
            <text:p>0.0876006904</text:p>
          </table:table-cell>
          <table:table-cell office:value-type="float" office:value="0.0597071256038647">
            <text:p>0.0597071256</text:p>
          </table:table-cell>
          <table:table-cell office:value-type="float" office:value="-0.0185132196406089">
            <text:p>-0.0185132196</text:p>
          </table:table-cell>
          <table:table-cell office:value-type="float" office:value="1.3216432232663">
            <text:p>1.3216432233</text:p>
          </table:table-cell>
          <table:table-cell office:value-type="float" office:value="1.21596222367536">
            <text:p>1.2159622237</text:p>
          </table:table-cell>
          <table:table-cell office:value-type="float" office:value="0.935875500288733">
            <text:p>0.9358755003</text:p>
          </table:table-cell>
          <table:table-cell office:value-type="float" office:value="8.25430030970647">
            <text:p>8.2543003097</text:p>
          </table:table-cell>
          <table:table-cell office:value-type="float" office:value="11.9523439046851">
            <text:p>11.9523439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97">
            <text:p>97</text:p>
          </table:table-cell>
          <table:table-cell office:value-type="float" office:value="2780">
            <text:p>2780</text:p>
          </table:table-cell>
          <table:table-cell office:value-type="float" office:value="5330">
            <text:p>5330</text:p>
          </table:table-cell>
          <table:table-cell office:value-type="float" office:value="8968">
            <text:p>8968</text:p>
          </table:table-cell>
          <table:table-cell office:value-type="float" office:value="225.875">
            <text:p>225.875</text:p>
          </table:table-cell>
          <table:table-cell office:value-type="float" office:value="-199.375">
            <text:p>-199.375</text:p>
          </table:table-cell>
          <table:table-cell office:value-type="float" office:value="-427.375">
            <text:p>-427.375</text:p>
          </table:table-cell>
          <table:table-cell office:value-type="float" office:value="0.08125">
            <text:p>0.08125</text:p>
          </table:table-cell>
          <table:table-cell office:value-type="float" office:value="-0.037406191369606">
            <text:p>-0.0374061914</text:p>
          </table:table-cell>
          <table:table-cell office:value-type="float" office:value="-0.0476555530776093">
            <text:p>-0.0476555531</text:p>
          </table:table-cell>
          <table:table-cell office:value-type="float" office:value="1.2973140625">
            <text:p>1.2973140625</text:p>
          </table:table-cell>
          <table:table-cell office:value-type="float" office:value="0.871820807585827">
            <text:p>0.8718208076</text:p>
          </table:table-cell>
          <table:table-cell office:value-type="float" office:value="0.837656825637068">
            <text:p>0.8376568256</text:p>
          </table:table-cell>
          <table:table-cell office:value-type="float" office:value="8.87310401154481">
            <text:p>8.8731040115</text:p>
          </table:table-cell>
          <table:table-cell office:value-type="float" office:value="-18.1815038339892">
            <text:p>-18.181503834</text:p>
          </table:table-cell>
          <table:table-cell office:value-type="float" office:value="-14.1955465049206">
            <text:p>-14.195546504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2864">
            <text:p>2864</text:p>
          </table:table-cell>
          <table:table-cell office:value-type="float" office:value="5360">
            <text:p>5360</text:p>
          </table:table-cell>
          <table:table-cell office:value-type="float" office:value="8544">
            <text:p>8544</text:p>
          </table:table-cell>
          <table:table-cell office:value-type="float" office:value="316.25">
            <text:p>316.25</text:p>
          </table:table-cell>
          <table:table-cell office:value-type="float" office:value="425.875">
            <text:p>425.875</text:p>
          </table:table-cell>
          <table:table-cell office:value-type="float" office:value="236.625">
            <text:p>236.625</text:p>
          </table:table-cell>
          <table:table-cell office:value-type="float" office:value="0.11042248603352">
            <text:p>0.110422486</text:p>
          </table:table-cell>
          <table:table-cell office:value-type="float" office:value="0.0794542910447761">
            <text:p>0.079454291</text:p>
          </table:table-cell>
          <table:table-cell office:value-type="float" office:value="0.0276948735955056">
            <text:p>0.0276948736</text:p>
          </table:table-cell>
          <table:table-cell office:value-type="float" office:value="1.41037722694409">
            <text:p>1.4103772269</text:p>
          </table:table-cell>
          <table:table-cell office:value-type="float" office:value="1.29046346801296">
            <text:p>1.290463468</text:p>
          </table:table-cell>
          <table:table-cell office:value-type="float" office:value="1.09843538939027">
            <text:p>1.0984353894</text:p>
          </table:table-cell>
          <table:table-cell office:value-type="float" office:value="6.61775318209873">
            <text:p>6.6177531821</text:p>
          </table:table-cell>
          <table:table-cell office:value-type="float" office:value="9.06600605391267">
            <text:p>9.0660060539</text:p>
          </table:table-cell>
          <table:table-cell office:value-type="float" office:value="25.3729914617344">
            <text:p>25.372991461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97">
            <text:p>97</text:p>
          </table:table-cell>
          <table:table-cell office:value-type="float" office:value="2940">
            <text:p>2940</text:p>
          </table:table-cell>
          <table:table-cell office:value-type="float" office:value="4886">
            <text:p>4886</text:p>
          </table:table-cell>
          <table:table-cell office:value-type="float" office:value="8471">
            <text:p>8471</text:p>
          </table:table-cell>
          <table:table-cell office:value-type="float" office:value="256.25">
            <text:p>256.25</text:p>
          </table:table-cell>
          <table:table-cell office:value-type="float" office:value="5.875">
            <text:p>5.875</text:p>
          </table:table-cell>
          <table:table-cell office:value-type="float" office:value="1.75">
            <text:p>1.75</text:p>
          </table:table-cell>
          <table:table-cell office:value-type="float" office:value="0.0871598639455782">
            <text:p>0.0871598639</text:p>
          </table:table-cell>
          <table:table-cell office:value-type="float" office:value="0.00120241506344658">
            <text:p>0.0012024151</text:p>
          </table:table-cell>
          <table:table-cell office:value-type="float" office:value="0.000206587179789871">
            <text:p>0.0002065872</text:p>
          </table:table-cell>
          <table:table-cell office:value-type="float" office:value="1.31994933390023">
            <text:p>1.3199493339</text:p>
          </table:table-cell>
          <table:table-cell office:value-type="float" office:value="1.00421128649395">
            <text:p>1.0042112865</text:p>
          </table:table-cell>
          <table:table-cell office:value-type="float" office:value="1.00072313877866">
            <text:p>1.0007231388</text:p>
          </table:table-cell>
          <table:table-cell office:value-type="float" office:value="8.29434298135542">
            <text:p>8.29434298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1638">
            <text:p>1638</text:p>
          </table:table-cell>
          <table:table-cell office:value-type="float" office:value="5077">
            <text:p>5077</text:p>
          </table:table-cell>
          <table:table-cell office:value-type="float" office:value="8879">
            <text:p>8879</text:p>
          </table:table-cell>
          <table:table-cell office:value-type="float" office:value="478.75">
            <text:p>478.75</text:p>
          </table:table-cell>
          <table:table-cell office:value-type="float" office:value="-156">
            <text:p>-156</text:p>
          </table:table-cell>
          <table:table-cell office:value-type="float" office:value="-119.375">
            <text:p>-119.375</text:p>
          </table:table-cell>
          <table:table-cell office:value-type="float" office:value="0.292277167277167">
            <text:p>0.2922771673</text:p>
          </table:table-cell>
          <table:table-cell office:value-type="float" office:value="-0.0307268071695883">
            <text:p>-0.0307268072</text:p>
          </table:table-cell>
          <table:table-cell office:value-type="float" office:value="-0.0134446446671923">
            <text:p>-0.0134446447</text:p>
          </table:table-cell>
          <table:table-cell office:value-type="float" office:value="2.19040493279275">
            <text:p>2.1904049328</text:p>
          </table:table-cell>
          <table:table-cell office:value-type="float" office:value="0.894306682796961">
            <text:p>0.8943066828</text:p>
          </table:table-cell>
          <table:table-cell office:value-type="float" office:value="0.953298030266472">
            <text:p>0.9532980303</text:p>
          </table:table-cell>
          <table:table-cell office:value-type="float" office:value="2.70331984809132">
            <text:p>2.7033198481</text:p>
          </table:table-cell>
          <table:table-cell office:value-type="float" office:value="-22.2100098758027">
            <text:p>-22.21000987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1716">
            <text:p>1716</text:p>
          </table:table-cell>
          <table:table-cell office:value-type="float" office:value="5376">
            <text:p>5376</text:p>
          </table:table-cell>
          <table:table-cell office:value-type="float" office:value="12324">
            <text:p>12324</text:p>
          </table:table-cell>
          <table:table-cell office:value-type="float" office:value="874.25">
            <text:p>874.25</text:p>
          </table:table-cell>
          <table:table-cell office:value-type="float" office:value="211.125">
            <text:p>211.125</text:p>
          </table:table-cell>
          <table:table-cell office:value-type="float" office:value="792.125">
            <text:p>792.125</text:p>
          </table:table-cell>
          <table:table-cell office:value-type="float" office:value="0.509469696969697">
            <text:p>0.509469697</text:p>
          </table:table-cell>
          <table:table-cell office:value-type="float" office:value="0.0392717633928571">
            <text:p>0.0392717634</text:p>
          </table:table-cell>
          <table:table-cell office:value-type="float" office:value="0.0642749918857514">
            <text:p>0.0642749919</text:p>
          </table:table-cell>
          <table:table-cell office:value-type="float" office:value="3.29188030876951">
            <text:p>3.2918803088</text:p>
          </table:table-cell>
          <table:table-cell office:value-type="float" office:value="1.14047402381897">
            <text:p>1.1404740238</text:p>
          </table:table-cell>
          <table:table-cell office:value-type="float" office:value="1.23305976978068">
            <text:p>1.2330597698</text:p>
          </table:table-cell>
          <table:table-cell office:value-type="float" office:value="1.68338323841247">
            <text:p>1.6833832384</text:p>
          </table:table-cell>
          <table:table-cell office:value-type="float" office:value="17.9943628039376">
            <text:p>17.9943628039</text:p>
          </table:table-cell>
          <table:table-cell office:value-type="float" office:value="11.1270637760882">
            <text:p>11.127063776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1410">
            <text:p>1410</text:p>
          </table:table-cell>
          <table:table-cell office:value-type="float" office:value="5509">
            <text:p>5509</text:p>
          </table:table-cell>
          <table:table-cell office:value-type="float" office:value="14040">
            <text:p>14040</text:p>
          </table:table-cell>
          <table:table-cell office:value-type="float" office:value="-149.75">
            <text:p>-149.75</text:p>
          </table:table-cell>
          <table:table-cell office:value-type="float" office:value="347.375">
            <text:p>347.375</text:p>
          </table:table-cell>
          <table:table-cell office:value-type="float" office:value="442.875">
            <text:p>442.875</text:p>
          </table:table-cell>
          <table:table-cell office:value-type="float" office:value="-0.106205673758865">
            <text:p>-0.1062056738</text:p>
          </table:table-cell>
          <table:table-cell office:value-type="float" office:value="0.0630559085133418">
            <text:p>0.0630559085</text:p>
          </table:table-cell>
          <table:table-cell office:value-type="float" office:value="0.0315438034188034">
            <text:p>0.0315438034</text:p>
          </table:table-cell>
          <table:table-cell office:value-type="float" office:value="0.650388246315578">
            <text:p>0.6503882463</text:p>
          </table:table-cell>
          <table:table-cell office:value-type="float" office:value="1.22848873308964">
            <text:p>1.2284887331</text:p>
          </table:table-cell>
          <table:table-cell office:value-type="float" office:value="1.1123535345727">
            <text:p>1.1123535346</text:p>
          </table:table-cell>
          <table:table-cell office:value-type="float" office:value="-6.17340318068581">
            <text:p>-6.1734031807</text:p>
          </table:table-cell>
          <table:table-cell office:value-type="float" office:value="11.3356227604755">
            <text:p>11.3356227605</text:p>
          </table:table-cell>
          <table:table-cell office:value-type="float" office:value="22.3188952536223">
            <text:p>22.318895253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987">
            <text:p>987</text:p>
          </table:table-cell>
          <table:table-cell office:value-type="float" office:value="5712">
            <text:p>5712</text:p>
          </table:table-cell>
          <table:table-cell office:value-type="float" office:value="16380">
            <text:p>16380</text:p>
          </table:table-cell>
          <table:table-cell office:value-type="float" office:value="202.375">
            <text:p>202.375</text:p>
          </table:table-cell>
          <table:table-cell office:value-type="float" office:value="918.625">
            <text:p>918.625</text:p>
          </table:table-cell>
          <table:table-cell office:value-type="float" office:value="714.375">
            <text:p>714.375</text:p>
          </table:table-cell>
          <table:table-cell office:value-type="float" office:value="0.205040526849037">
            <text:p>0.2050405268</text:p>
          </table:table-cell>
          <table:table-cell office:value-type="float" office:value="0.160823704481793">
            <text:p>0.1608237045</text:p>
          </table:table-cell>
          <table:table-cell office:value-type="float" office:value="0.0436126373626374">
            <text:p>0.0436126374</text:p>
          </table:table-cell>
          <table:table-cell office:value-type="float" office:value="1.80004341456667">
            <text:p>1.8000434146</text:p>
          </table:table-cell>
          <table:table-cell office:value-type="float" office:value="1.61357692297584">
            <text:p>1.613576923</text:p>
          </table:table-cell>
          <table:table-cell office:value-type="float" office:value="1.15637227255917">
            <text:p>1.1563722726</text:p>
          </table:table-cell>
          <table:table-cell office:value-type="float" office:value="3.71634386038039">
            <text:p>3.7163438604</text:p>
          </table:table-cell>
          <table:table-cell office:value-type="float" office:value="4.64794413856995">
            <text:p>4.6479441386</text:p>
          </table:table-cell>
          <table:table-cell office:value-type="float" office:value="16.2373723739784">
            <text:p>16.23737237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1034">
            <text:p>1034</text:p>
          </table:table-cell>
          <table:table-cell office:value-type="float" office:value="5850">
            <text:p>5850</text:p>
          </table:table-cell>
          <table:table-cell office:value-type="float" office:value="15912">
            <text:p>15912</text:p>
          </table:table-cell>
          <table:table-cell office:value-type="float" office:value="552.25">
            <text:p>552.25</text:p>
          </table:table-cell>
          <table:table-cell office:value-type="float" office:value="710.125">
            <text:p>710.125</text:p>
          </table:table-cell>
          <table:table-cell office:value-type="float" office:value="185.25">
            <text:p>185.25</text:p>
          </table:table-cell>
          <table:table-cell office:value-type="float" office:value="0.534090909090909">
            <text:p>0.5340909091</text:p>
          </table:table-cell>
          <table:table-cell office:value-type="float" office:value="0.121388888888889">
            <text:p>0.1213888889</text:p>
          </table:table-cell>
          <table:table-cell office:value-type="float" office:value="0.0116421568627451">
            <text:p>0.0116421569</text:p>
          </table:table-cell>
          <table:table-cell office:value-type="float" office:value="3.42841425619835">
            <text:p>3.4284142562</text:p>
          </table:table-cell>
          <table:table-cell office:value-type="float" office:value="1.45374222530864">
            <text:p>1.4537422253</text:p>
          </table:table-cell>
          <table:table-cell office:value-type="float" office:value="1.04101320705978">
            <text:p>1.0410132071</text:p>
          </table:table-cell>
          <table:table-cell office:value-type="float" office:value="1.61973752958355">
            <text:p>1.6197375296</text:p>
          </table:table-cell>
          <table:table-cell office:value-type="float" office:value="6.05009428712563">
            <text:p>6.0500942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504">
            <text:p>1504</text:p>
          </table:table-cell>
          <table:table-cell office:value-type="float" office:value="6290">
            <text:p>6290</text:p>
          </table:table-cell>
          <table:table-cell office:value-type="float" office:value="20698">
            <text:p>20698</text:p>
          </table:table-cell>
          <table:table-cell office:value-type="float" office:value="799">
            <text:p>799</text:p>
          </table:table-cell>
          <table:table-cell office:value-type="float" office:value="313.5">
            <text:p>313.5</text:p>
          </table:table-cell>
          <table:table-cell office:value-type="float" office:value="2489">
            <text:p>2489</text:p>
          </table:table-cell>
          <table:table-cell office:value-type="float" office:value="0.53125">
            <text:p>0.53125</text:p>
          </table:table-cell>
          <table:table-cell office:value-type="float" office:value="0.0498410174880763">
            <text:p>0.0498410175</text:p>
          </table:table-cell>
          <table:table-cell office:value-type="float" office:value="0.120253164556962">
            <text:p>0.1202531646</text:p>
          </table:table-cell>
          <table:table-cell office:value-type="float" office:value="3.4125390625">
            <text:p>3.4125390625</text:p>
          </table:table-cell>
          <table:table-cell office:value-type="float" office:value="1.17931245017579">
            <text:p>1.1793124502</text:p>
          </table:table-cell>
          <table:table-cell office:value-type="float" office:value="1.44922929017786">
            <text:p>1.4492292902</text:p>
          </table:table-cell>
          <table:table-cell office:value-type="float" office:value="1.62678377379716">
            <text:p>1.6267837738</text:p>
          </table:table-cell>
          <table:table-cell office:value-type="float" office:value="14.2509277442353">
            <text:p>14.2509277442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72">
            <text:p>72</text:p>
          </table:table-cell>
          <table:table-cell office:value-type="float" office:value="2175">
            <text:p>2175</text:p>
          </table:table-cell>
          <table:table-cell office:value-type="float" office:value="6452">
            <text:p>6452</text:p>
          </table:table-cell>
          <table:table-cell office:value-type="float" office:value="23580">
            <text:p>23580</text:p>
          </table:table-cell>
          <table:table-cell office:value-type="float" office:value="-221.625">
            <text:p>-221.625</text:p>
          </table:table-cell>
          <table:table-cell office:value-type="float" office:value="-347.5">
            <text:p>-347.5</text:p>
          </table:table-cell>
          <table:table-cell office:value-type="float" office:value="1850.375">
            <text:p>1850.375</text:p>
          </table:table-cell>
          <table:table-cell office:value-type="float" office:value="-0.101896551724138">
            <text:p>-0.1018965517</text:p>
          </table:table-cell>
          <table:table-cell office:value-type="float" office:value="-0.0538592684438934">
            <text:p>-0.0538592684</text:p>
          </table:table-cell>
          <table:table-cell office:value-type="float" office:value="0.0784722222222222">
            <text:p>0.0784722222</text:p>
          </table:table-cell>
          <table:table-cell office:value-type="float" office:value="0.663712567181926">
            <text:p>0.6637125672</text:p>
          </table:table-cell>
          <table:table-cell office:value-type="float" office:value="0.817178169209103">
            <text:p>0.8171781692</text:p>
          </table:table-cell>
          <table:table-cell office:value-type="float" office:value="1.28672224151235">
            <text:p>1.2867222415</text:p>
          </table:table-cell>
          <table:table-cell office:value-type="float" office:value="-6.44967953265896">
            <text:p>-6.4496795327</text:p>
          </table:table-cell>
          <table:table-cell office:value-type="float" office:value="-12.5198275003123">
            <text:p>-12.5198275003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64">
            <text:p>64</text:p>
          </table:table-cell>
          <table:table-cell office:value-type="float" office:value="2265">
            <text:p>2265</text:p>
          </table:table-cell>
          <table:table-cell office:value-type="float" office:value="6102">
            <text:p>6102</text:p>
          </table:table-cell>
          <table:table-cell office:value-type="float" office:value="27510">
            <text:p>27510</text:p>
          </table:table-cell>
          <table:table-cell office:value-type="float" office:value="-122.5">
            <text:p>-122.5</text:p>
          </table:table-cell>
          <table:table-cell office:value-type="float" office:value="365.625">
            <text:p>365.625</text:p>
          </table:table-cell>
          <table:table-cell office:value-type="float" office:value="1326.375">
            <text:p>1326.375</text:p>
          </table:table-cell>
          <table:table-cell office:value-type="float" office:value="-0.054083885209713">
            <text:p>-0.0540838852</text:p>
          </table:table-cell>
          <table:table-cell office:value-type="float" office:value="0.0599188790560472">
            <text:p>0.0599188791</text:p>
          </table:table-cell>
          <table:table-cell office:value-type="float" office:value="0.0482142857142857">
            <text:p>0.0482142857</text:p>
          </table:table-cell>
          <table:table-cell office:value-type="float" office:value="0.816439532379184">
            <text:p>0.8164395324</text:p>
          </table:table-cell>
          <table:table-cell office:value-type="float" office:value="1.21675300994814">
            <text:p>1.2167530099</text:p>
          </table:table-cell>
          <table:table-cell office:value-type="float" office:value="1.17330625">
            <text:p>1.17330625</text:p>
          </table:table-cell>
          <table:table-cell office:value-type="float" office:value="-12.4663648230561">
            <text:p>-12.4663648231</text:p>
          </table:table-cell>
          <table:table-cell office:value-type="float" office:value="11.9113057099353">
            <text:p>11.9113057099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1980">
            <text:p>1980</text:p>
          </table:table-cell>
          <table:table-cell office:value-type="float" office:value="6864">
            <text:p>6864</text:p>
          </table:table-cell>
          <table:table-cell office:value-type="float" office:value="30968">
            <text:p>30968</text:p>
          </table:table-cell>
          <table:table-cell office:value-type="float" office:value="-56.25">
            <text:p>-56.25</text:p>
          </table:table-cell>
          <table:table-cell office:value-type="float" office:value="255">
            <text:p>255</text:p>
          </table:table-cell>
          <table:table-cell office:value-type="float" office:value="3724">
            <text:p>3724</text:p>
          </table:table-cell>
          <table:table-cell office:value-type="float" office:value="-0.0284090909090909">
            <text:p>-0.0284090909</text:p>
          </table:table-cell>
          <table:table-cell office:value-type="float" office:value="0.0371503496503496">
            <text:p>0.0371503497</text:p>
          </table:table-cell>
          <table:table-cell office:value-type="float" office:value="0.120253164556962">
            <text:p>0.1202531646</text:p>
          </table:table-cell>
          <table:table-cell office:value-type="float" office:value="0.902150051652893">
            <text:p>0.9021500517</text:p>
          </table:table-cell>
          <table:table-cell office:value-type="float" office:value="1.13273131479534">
            <text:p>1.1327313148</text:p>
          </table:table-cell>
          <table:table-cell office:value-type="float" office:value="1.44922929017786">
            <text:p>1.4492292902</text:p>
          </table:table-cell>
          <table:table-cell office:value-type="float" office:value="-24.0505424546661">
            <text:p>-24.0505424547</text:p>
          </table:table-cell>
          <table:table-cell office:value-type="float" office:value="19.0023578145413">
            <text:p>19.0023578145</text:p>
          </table:table-cell>
          <table:table-cell office:value-type="float" office:value="6.10408185064938">
            <text:p>6.104081850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1815">
            <text:p>1815</text:p>
          </table:table-cell>
          <table:table-cell office:value-type="float" office:value="7038">
            <text:p>7038</text:p>
          </table:table-cell>
          <table:table-cell office:value-type="float" office:value="35280">
            <text:p>35280</text:p>
          </table:table-cell>
          <table:table-cell office:value-type="float" office:value="35.625">
            <text:p>35.625</text:p>
          </table:table-cell>
          <table:table-cell office:value-type="float" office:value="522.75">
            <text:p>522.75</text:p>
          </table:table-cell>
          <table:table-cell office:value-type="float" office:value="2768.5">
            <text:p>2768.5</text:p>
          </table:table-cell>
          <table:table-cell office:value-type="float" office:value="0.0196280991735537">
            <text:p>0.0196280992</text:p>
          </table:table-cell>
          <table:table-cell office:value-type="float" office:value="0.0742753623188406">
            <text:p>0.0742753623</text:p>
          </table:table-cell>
          <table:table-cell office:value-type="float" office:value="0.0784722222222222">
            <text:p>0.0784722222</text:p>
          </table:table-cell>
          <table:table-cell office:value-type="float" office:value="1.06945346117069">
            <text:p>1.0694534612</text:p>
          </table:table-cell>
          <table:table-cell office:value-type="float" office:value="1.27077675383323">
            <text:p>1.2707767538</text:p>
          </table:table-cell>
          <table:table-cell office:value-type="float" office:value="1.28672224151235">
            <text:p>1.2867222415</text:p>
          </table:table-cell>
          <table:table-cell office:value-type="float" office:value="0">
            <text:p>0</text:p>
          </table:table-cell>
          <table:table-cell office:value-type="float" office:value="9.67456338304794">
            <text:p>9.674563383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2175">
            <text:p>2175</text:p>
          </table:table-cell>
          <table:table-cell office:value-type="float" office:value="7464">
            <text:p>7464</text:p>
          </table:table-cell>
          <table:table-cell office:value-type="float" office:value="41160">
            <text:p>41160</text:p>
          </table:table-cell>
          <table:table-cell office:value-type="float" office:value="-221.625">
            <text:p>-221.625</text:p>
          </table:table-cell>
          <table:table-cell office:value-type="float" office:value="411">
            <text:p>411</text:p>
          </table:table-cell>
          <table:table-cell office:value-type="float" office:value="1984.5">
            <text:p>1984.5</text:p>
          </table:table-cell>
          <table:table-cell office:value-type="float" office:value="-0.101896551724138">
            <text:p>-0.1018965517</text:p>
          </table:table-cell>
          <table:table-cell office:value-type="float" office:value="0.055064308681672">
            <text:p>0.0550643087</text:p>
          </table:table-cell>
          <table:table-cell office:value-type="float" office:value="0.0482142857142857">
            <text:p>0.0482142857</text:p>
          </table:table-cell>
          <table:table-cell office:value-type="float" office:value="0.663712567181926">
            <text:p>0.6637125672</text:p>
          </table:table-cell>
          <table:table-cell office:value-type="float" office:value="1.19866795344341">
            <text:p>1.1986679534</text:p>
          </table:table-cell>
          <table:table-cell office:value-type="float" office:value="1.17330625">
            <text:p>1.17330625</text:p>
          </table:table-cell>
          <table:table-cell office:value-type="float" office:value="-6.44967953265896">
            <text:p>-6.4496795327</text:p>
          </table:table-cell>
          <table:table-cell office:value-type="float" office:value="12.9314351381529">
            <text:p>12.9314351382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2265">
            <text:p>2265</text:p>
          </table:table-cell>
          <table:table-cell office:value-type="float" office:value="7956">
            <text:p>7956</text:p>
          </table:table-cell>
          <table:table-cell office:value-type="float" office:value="39984">
            <text:p>39984</text:p>
          </table:table-cell>
          <table:table-cell office:value-type="float" office:value="-122.5">
            <text:p>-122.5</text:p>
          </table:table-cell>
          <table:table-cell office:value-type="float" office:value="289">
            <text:p>289</text:p>
          </table:table-cell>
          <table:table-cell office:value-type="float" office:value="465.5">
            <text:p>465.5</text:p>
          </table:table-cell>
          <table:table-cell office:value-type="float" office:value="-0.054083885209713">
            <text:p>-0.0540838852</text:p>
          </table:table-cell>
          <table:table-cell office:value-type="float" office:value="0.0363247863247863">
            <text:p>0.0363247863</text:p>
          </table:table-cell>
          <table:table-cell office:value-type="float" office:value="0.0116421568627451">
            <text:p>0.0116421569</text:p>
          </table:table-cell>
          <table:table-cell office:value-type="float" office:value="0.816439532379184">
            <text:p>0.8164395324</text:p>
          </table:table-cell>
          <table:table-cell office:value-type="float" office:value="1.12972295273577">
            <text:p>1.1297229527</text:p>
          </table:table-cell>
          <table:table-cell office:value-type="float" office:value="1.04101320705978">
            <text:p>1.0410132071</text:p>
          </table:table-cell>
          <table:table-cell office:value-type="float" office:value="-12.4663648230561">
            <text:p>-12.4663648231</text:p>
          </table:table-cell>
          <table:table-cell office:value-type="float" office:value="19.4264467892027">
            <text:p>19.426446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1980">
            <text:p>1980</text:p>
          </table:table-cell>
          <table:table-cell office:value-type="float" office:value="7476">
            <text:p>7476</text:p>
          </table:table-cell>
          <table:table-cell office:value-type="float" office:value="34104">
            <text:p>34104</text:p>
          </table:table-cell>
          <table:table-cell office:value-type="float" office:value="-56.25">
            <text:p>-56.25</text:p>
          </table:table-cell>
          <table:table-cell office:value-type="float" office:value="21">
            <text:p>21</text:p>
          </table:table-cell>
          <table:table-cell office:value-type="float" office:value="-906.5">
            <text:p>-906.5</text:p>
          </table:table-cell>
          <table:table-cell office:value-type="float" office:value="-0.0284090909090909">
            <text:p>-0.0284090909</text:p>
          </table:table-cell>
          <table:table-cell office:value-type="float" office:value="0.00280898876404494">
            <text:p>0.0028089888</text:p>
          </table:table-cell>
          <table:table-cell office:value-type="float" office:value="-0.0265804597701149">
            <text:p>-0.0265804598</text:p>
          </table:table-cell>
          <table:table-cell office:value-type="float" office:value="0.902150051652893">
            <text:p>0.9021500517</text:p>
          </table:table-cell>
          <table:table-cell office:value-type="float" office:value="1.0098469258932">
            <text:p>1.0098469259</text:p>
          </table:table-cell>
          <table:table-cell office:value-type="float" office:value="0.908353171654115">
            <text:p>0.9083531717</text:p>
          </table:table-cell>
          <table:table-cell office:value-type="float" office:value="-24.0505424546661">
            <text:p>-24.0505424547</text:p>
          </table:table-cell>
          <table:table-cell office:value-type="float" office:value="0">
            <text:p>0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815">
            <text:p>1815</text:p>
          </table:table-cell>
          <table:table-cell office:value-type="float" office:value="7059">
            <text:p>7059</text:p>
          </table:table-cell>
          <table:table-cell office:value-type="float" office:value="28420">
            <text:p>28420</text:p>
          </table:table-cell>
          <table:table-cell office:value-type="float" office:value="35.625">
            <text:p>35.625</text:p>
          </table:table-cell>
          <table:table-cell office:value-type="float" office:value="39">
            <text:p>39</text:p>
          </table:table-cell>
          <table:table-cell office:value-type="float" office:value="-514.5">
            <text:p>-514.5</text:p>
          </table:table-cell>
          <table:table-cell office:value-type="float" office:value="0.0196280991735537">
            <text:p>0.0196280992</text:p>
          </table:table-cell>
          <table:table-cell office:value-type="float" office:value="0.00552486187845304">
            <text:p>0.0055248619</text:p>
          </table:table-cell>
          <table:table-cell office:value-type="float" office:value="-0.0181034482758621">
            <text:p>-0.0181034483</text:p>
          </table:table-cell>
          <table:table-cell office:value-type="float" office:value="1.06945346117069">
            <text:p>1.0694534612</text:p>
          </table:table-cell>
          <table:table-cell office:value-type="float" office:value="1.01939684380819">
            <text:p>1.0193968438</text:p>
          </table:table-cell>
          <table:table-cell office:value-type="float" office:value="0.937280291319857">
            <text:p>0.9372802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13">
            <text:p>113</text:p>
          </table:table-cell>
          <table:table-cell office:value-type="float" office:value="2385">
            <text:p>2385</text:p>
          </table:table-cell>
          <table:table-cell office:value-type="float" office:value="7473">
            <text:p>7473</text:p>
          </table:table-cell>
          <table:table-cell office:value-type="float" office:value="29596">
            <text:p>29596</text:p>
          </table:table-cell>
          <table:table-cell office:value-type="float" office:value="123.75">
            <text:p>123.75</text:p>
          </table:table-cell>
          <table:table-cell office:value-type="float" office:value="387.75">
            <text:p>387.75</text:p>
          </table:table-cell>
          <table:table-cell office:value-type="float" office:value="-906.5">
            <text:p>-906.5</text:p>
          </table:table-cell>
          <table:table-cell table:number-columns-repeated="2" office:value-type="float" office:value="0.0518867924528302">
            <text:p>0.0518867925</text:p>
          </table:table-cell>
          <table:table-cell office:value-type="float" office:value="-0.0306291390728477">
            <text:p>-0.0306291391</text:p>
          </table:table-cell>
          <table:table-cell table:number-columns-repeated="2" office:value-type="float" office:value="1.18688056247775">
            <text:p>1.1868805625</text:p>
          </table:table-cell>
          <table:table-cell office:value-type="float" office:value="0.894636775799307">
            <text:p>0.8946367758</text:p>
          </table:table-cell>
          <table:table-cell table:number-columns-repeated="2" office:value-type="float" office:value="13.7024883528063">
            <text:p>13.7024883528</text:p>
          </table:table-cell>
          <table:table-cell office:value-type="float" office:value="-22.2819483292016">
            <text:p>-22.281948329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2595">
            <text:p>2595</text:p>
          </table:table-cell>
          <table:table-cell office:value-type="float" office:value="7890">
            <text:p>7890</text:p>
          </table:table-cell>
          <table:table-cell office:value-type="float" office:value="25872">
            <text:p>25872</text:p>
          </table:table-cell>
          <table:table-cell office:value-type="float" office:value="71.25">
            <text:p>71.25</text:p>
          </table:table-cell>
          <table:table-cell office:value-type="float" office:value="202.5">
            <text:p>202.5</text:p>
          </table:table-cell>
          <table:table-cell office:value-type="float" office:value="-735">
            <text:p>-735</text:p>
          </table:table-cell>
          <table:table-cell office:value-type="float" office:value="0.0274566473988439">
            <text:p>0.0274566474</text:p>
          </table:table-cell>
          <table:table-cell office:value-type="float" office:value="0.0256653992395437">
            <text:p>0.0256653992</text:p>
          </table:table-cell>
          <table:table-cell office:value-type="float" office:value="-0.0284090909090909">
            <text:p>-0.0284090909</text:p>
          </table:table-cell>
          <table:table-cell office:value-type="float" office:value="1.09757584616927">
            <text:p>1.0975758462</text:p>
          </table:table-cell>
          <table:table-cell office:value-type="float" office:value="1.09111997426593">
            <text:p>1.0911199743</text:p>
          </table:table-cell>
          <table:table-cell office:value-type="float" office:value="0.902150051652893">
            <text:p>0.9021500517</text:p>
          </table:table-cell>
          <table:table-cell office:value-type="float" office:value="25.5901589779144">
            <text:p>25.5901589779</text:p>
          </table:table-cell>
          <table:table-cell office:value-type="float" office:value="27.3521777433901">
            <text:p>27.3521777434</text:p>
          </table:table-cell>
          <table:table-cell office:value-type="float" office:value="-24.0505424546661">
            <text:p>-24.050542454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180">
            <text:p>180</text:p>
          </table:table-cell>
          <table:table-cell office:value-type="float" office:value="2610">
            <text:p>2610</text:p>
          </table:table-cell>
          <table:table-cell office:value-type="float" office:value="7890">
            <text:p>7890</text:p>
          </table:table-cell>
          <table:table-cell office:value-type="float" office:value="23716">
            <text:p>23716</text:p>
          </table:table-cell>
          <table:table-cell office:value-type="float" office:value="172.5">
            <text:p>172.5</text:p>
          </table:table-cell>
          <table:table-cell office:value-type="float" office:value="363.75">
            <text:p>363.75</text:p>
          </table:table-cell>
          <table:table-cell office:value-type="float" office:value="465.5">
            <text:p>465.5</text:p>
          </table:table-cell>
          <table:table-cell office:value-type="float" office:value="0.0660919540229885">
            <text:p>0.066091954</text:p>
          </table:table-cell>
          <table:table-cell office:value-type="float" office:value="0.0461026615969582">
            <text:p>0.0461026616</text:p>
          </table:table-cell>
          <table:table-cell office:value-type="float" office:value="0.0196280991735537">
            <text:p>0.0196280992</text:p>
          </table:table-cell>
          <table:table-cell office:value-type="float" office:value="1.23988340599815">
            <text:p>1.239883406</text:p>
          </table:table-cell>
          <table:table-cell office:value-type="float" office:value="1.16552520818575">
            <text:p>1.1655252082</text:p>
          </table:table-cell>
          <table:table-cell office:value-type="float" office:value="1.06945346117069">
            <text:p>1.0694534612</text:p>
          </table:table-cell>
          <table:table-cell office:value-type="float" office:value="10.8304952919625">
            <text:p>10.830495292</text:p>
          </table:table-cell>
          <table:table-cell office:value-type="float" office:value="15.3788328016998">
            <text:p>15.37883280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2895">
            <text:p>2895</text:p>
          </table:table-cell>
          <table:table-cell office:value-type="float" office:value="8874">
            <text:p>8874</text:p>
          </table:table-cell>
          <table:table-cell office:value-type="float" office:value="31164">
            <text:p>31164</text:p>
          </table:table-cell>
          <table:table-cell office:value-type="float" office:value="238.125">
            <text:p>238.125</text:p>
          </table:table-cell>
          <table:table-cell office:value-type="float" office:value="646">
            <text:p>646</text:p>
          </table:table-cell>
          <table:table-cell office:value-type="float" office:value="1617">
            <text:p>1617</text:p>
          </table:table-cell>
          <table:table-cell office:value-type="float" office:value="0.0822538860103627">
            <text:p>0.082253886</text:p>
          </table:table-cell>
          <table:table-cell office:value-type="float" office:value="0.0727969348659004">
            <text:p>0.0727969349</text:p>
          </table:table-cell>
          <table:table-cell office:value-type="float" office:value="0.0518867924528302">
            <text:p>0.0518867925</text:p>
          </table:table-cell>
          <table:table-cell office:value-type="float" office:value="1.30114937649333">
            <text:p>1.3011493765</text:p>
          </table:table-cell>
          <table:table-cell office:value-type="float" office:value="1.26517608373336">
            <text:p>1.2651760837</text:p>
          </table:table-cell>
          <table:table-cell office:value-type="float" office:value="1.18688056247775">
            <text:p>1.1868805625</text:p>
          </table:table-cell>
          <table:table-cell office:value-type="float" office:value="8.76893140437852">
            <text:p>8.7689314044</text:p>
          </table:table-cell>
          <table:table-cell office:value-type="float" office:value="9.86416839141779">
            <text:p>9.8641683914</text:p>
          </table:table-cell>
          <table:table-cell office:value-type="float" office:value="13.7024883528063">
            <text:p>13.702488352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2820">
            <text:p>2820</text:p>
          </table:table-cell>
          <table:table-cell office:value-type="float" office:value="9126">
            <text:p>9126</text:p>
          </table:table-cell>
          <table:table-cell office:value-type="float" office:value="33908">
            <text:p>33908</text:p>
          </table:table-cell>
          <table:table-cell office:value-type="float" office:value="22.5">
            <text:p>22.5</text:p>
          </table:table-cell>
          <table:table-cell office:value-type="float" office:value="331.5">
            <text:p>331.5</text:p>
          </table:table-cell>
          <table:table-cell office:value-type="float" office:value="931">
            <text:p>931</text:p>
          </table:table-cell>
          <table:table-cell office:value-type="float" office:value="0.00797872340425532">
            <text:p>0.0079787234</text:p>
          </table:table-cell>
          <table:table-cell office:value-type="float" office:value="0.0363247863247863">
            <text:p>0.0363247863</text:p>
          </table:table-cell>
          <table:table-cell office:value-type="float" office:value="0.0274566473988439">
            <text:p>0.0274566474</text:p>
          </table:table-cell>
          <table:table-cell office:value-type="float" office:value="1.02805030556813">
            <text:p>1.0280503056</text:p>
          </table:table-cell>
          <table:table-cell office:value-type="float" office:value="1.12972295273577">
            <text:p>1.1297229527</text:p>
          </table:table-cell>
          <table:table-cell office:value-type="float" office:value="1.09757584616927">
            <text:p>1.0975758462</text:p>
          </table:table-cell>
          <table:table-cell office:value-type="float" office:value="0">
            <text:p>0</text:p>
          </table:table-cell>
          <table:table-cell office:value-type="float" office:value="19.4264467892027">
            <text:p>19.4264467892</text:p>
          </table:table-cell>
          <table:table-cell office:value-type="float" office:value="25.5901589779144">
            <text:p>25.5901589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2835">
            <text:p>2835</text:p>
          </table:table-cell>
          <table:table-cell office:value-type="float" office:value="8883">
            <text:p>8883</text:p>
          </table:table-cell>
          <table:table-cell office:value-type="float" office:value="34104">
            <text:p>34104</text:p>
          </table:table-cell>
          <table:table-cell office:value-type="float" office:value="52.5">
            <text:p>52.5</text:p>
          </table:table-cell>
          <table:table-cell office:value-type="float" office:value="164.5">
            <text:p>164.5</text:p>
          </table:table-cell>
          <table:table-cell office:value-type="float" office:value="2254">
            <text:p>2254</text:p>
          </table:table-cell>
          <table:table-cell table:number-columns-repeated="2" office:value-type="float" office:value="0.0185185185185185">
            <text:p>0.0185185185</text:p>
          </table:table-cell>
          <table:table-cell office:value-type="float" office:value="0.0660919540229885">
            <text:p>0.066091954</text:p>
          </table:table-cell>
          <table:table-cell table:number-columns-repeated="2" office:value-type="float" office:value="1.06548696844993">
            <text:p>1.0654869684</text:p>
          </table:table-cell>
          <table:table-cell office:value-type="float" office:value="1.23988340599815">
            <text:p>1.239883406</text:p>
          </table:table-cell>
          <table:table-cell table:number-columns-repeated="2" office:value-type="float" office:value="0">
            <text:p>0</text:p>
          </table:table-cell>
          <table:table-cell office:value-type="float" office:value="10.8304952919625">
            <text:p>10.83049529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45">
            <text:p>145</text:p>
          </table:table-cell>
          <table:table-cell office:value-type="float" office:value="2979">
            <text:p>2979</text:p>
          </table:table-cell>
          <table:table-cell office:value-type="float" office:value="9457">
            <text:p>9457</text:p>
          </table:table-cell>
          <table:table-cell office:value-type="float" office:value="37828">
            <text:p>37828</text:p>
          </table:table-cell>
          <table:table-cell office:value-type="float" office:value="89.5">
            <text:p>89.5</text:p>
          </table:table-cell>
          <table:table-cell office:value-type="float" office:value="777.875">
            <text:p>777.875</text:p>
          </table:table-cell>
          <table:table-cell office:value-type="float" office:value="3111.5">
            <text:p>3111.5</text:p>
          </table:table-cell>
          <table:table-cell office:value-type="float" office:value="0.0300436388049681">
            <text:p>0.0300436388</text:p>
          </table:table-cell>
          <table:table-cell table:number-columns-repeated="2" office:value-type="float" office:value="0.0822538860103627">
            <text:p>0.082253886</text:p>
          </table:table-cell>
          <table:table-cell office:value-type="float" office:value="1.10692187147337">
            <text:p>1.1069218715</text:p>
          </table:table-cell>
          <table:table-cell table:number-columns-repeated="2" office:value-type="float" office:value="1.30114937649333">
            <text:p>1.3011493765</text:p>
          </table:table-cell>
          <table:table-cell office:value-type="float" office:value="23.4162096046519">
            <text:p>23.4162096047</text:p>
          </table:table-cell>
          <table:table-cell table:number-columns-repeated="2" office:value-type="float" office:value="8.76893140437852">
            <text:p>8.768931404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51">
            <text:p>151</text:p>
          </table:table-cell>
          <table:table-cell office:value-type="float" office:value="3287">
            <text:p>3287</text:p>
          </table:table-cell>
          <table:table-cell office:value-type="float" office:value="10339">
            <text:p>10339</text:p>
          </table:table-cell>
          <table:table-cell office:value-type="float" office:value="41356">
            <text:p>41356</text:p>
          </table:table-cell>
          <table:table-cell office:value-type="float" office:value="151.25">
            <text:p>151.25</text:p>
          </table:table-cell>
          <table:table-cell office:value-type="float" office:value="177.625">
            <text:p>177.625</text:p>
          </table:table-cell>
          <table:table-cell office:value-type="float" office:value="710.5">
            <text:p>710.5</text:p>
          </table:table-cell>
          <table:table-cell office:value-type="float" office:value="0.046014602981442">
            <text:p>0.046014603</text:p>
          </table:table-cell>
          <table:table-cell table:number-columns-repeated="2" office:value-type="float" office:value="0.0171800947867299">
            <text:p>0.0171800948</text:p>
          </table:table-cell>
          <table:table-cell office:value-type="float" office:value="1.16520110406263">
            <text:p>1.1652011041</text:p>
          </table:table-cell>
          <table:table-cell table:number-columns-repeated="2" office:value-type="float" office:value="1.06070883684104">
            <text:p>1.0607088368</text:p>
          </table:table-cell>
          <table:table-cell office:value-type="float" office:value="15.4076100336842">
            <text:p>15.40761003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132">
            <text:p>132</text:p>
          </table:table-cell>
          <table:table-cell office:value-type="float" office:value="2820">
            <text:p>2820</text:p>
          </table:table-cell>
          <table:table-cell office:value-type="float" office:value="9594">
            <text:p>9594</text:p>
          </table:table-cell>
          <table:table-cell office:value-type="float" office:value="37044">
            <text:p>37044</text:p>
          </table:table-cell>
          <table:table-cell office:value-type="float" office:value="113.25">
            <text:p>113.25</text:p>
          </table:table-cell>
          <table:table-cell office:value-type="float" office:value="247">
            <text:p>247</text:p>
          </table:table-cell>
          <table:table-cell office:value-type="float" office:value="686">
            <text:p>686</text:p>
          </table:table-cell>
          <table:table-cell office:value-type="float" office:value="0.0401595744680851">
            <text:p>0.0401595745</text:p>
          </table:table-cell>
          <table:table-cell office:value-type="float" office:value="0.0257452574525745">
            <text:p>0.0257452575</text:p>
          </table:table-cell>
          <table:table-cell office:value-type="float" office:value="0.0185185185185185">
            <text:p>0.0185185185</text:p>
          </table:table-cell>
          <table:table-cell office:value-type="float" office:value="1.14371958182435">
            <text:p>1.1437195818</text:p>
          </table:table-cell>
          <table:table-cell office:value-type="float" office:value="1.09140752491536">
            <text:p>1.0914075249</text:p>
          </table:table-cell>
          <table:table-cell office:value-type="float" office:value="1.06548696844993">
            <text:p>1.0654869684</text:p>
          </table:table-cell>
          <table:table-cell office:value-type="float" office:value="17.6041231434377">
            <text:p>17.6041231434</text:p>
          </table:table-cell>
          <table:table-cell office:value-type="float" office:value="27.2684010724766">
            <text:p>27.2684010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3015">
            <text:p>3015</text:p>
          </table:table-cell>
          <table:table-cell office:value-type="float" office:value="10567">
            <text:p>10567</text:p>
          </table:table-cell>
          <table:table-cell office:value-type="float" office:value="43904">
            <text:p>43904</text:p>
          </table:table-cell>
          <table:table-cell office:value-type="float" office:value="127.875">
            <text:p>127.875</text:p>
          </table:table-cell>
          <table:table-cell office:value-type="float" office:value="961.714285714286">
            <text:p>961.7142857143</text:p>
          </table:table-cell>
          <table:table-cell office:value-type="float" office:value="604.375">
            <text:p>604.375</text:p>
          </table:table-cell>
          <table:table-cell office:value-type="float" office:value="0.0424129353233831">
            <text:p>0.0424129353</text:p>
          </table:table-cell>
          <table:table-cell office:value-type="float" office:value="0.091011099244278">
            <text:p>0.0910110992</text:p>
          </table:table-cell>
          <table:table-cell office:value-type="float" office:value="0.0137658299927114">
            <text:p>0.01376583</text:p>
          </table:table-cell>
          <table:table-cell office:value-type="float" office:value="1.15197103351402">
            <text:p>1.1519710335</text:p>
          </table:table-cell>
          <table:table-cell office:value-type="float" office:value="1.33477356691885">
            <text:p>1.3347735669</text:p>
          </table:table-cell>
          <table:table-cell office:value-type="float" office:value="1.04855182120225">
            <text:p>1.0485518212</text:p>
          </table:table-cell>
          <table:table-cell office:value-type="float" office:value="16.6869993409565">
            <text:p>16.686999341</text:p>
          </table:table-cell>
          <table:table-cell office:value-type="float" office:value="7.95761590512149">
            <text:p>7.95761590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3154">
            <text:p>3154</text:p>
          </table:table-cell>
          <table:table-cell office:value-type="float" office:value="11869">
            <text:p>11869</text:p>
          </table:table-cell>
          <table:table-cell office:value-type="float" office:value="48608">
            <text:p>48608</text:p>
          </table:table-cell>
          <table:table-cell office:value-type="float" office:value="69.25">
            <text:p>69.25</text:p>
          </table:table-cell>
          <table:table-cell office:value-type="float" office:value="355.25">
            <text:p>355.25</text:p>
          </table:table-cell>
          <table:table-cell office:value-type="float" office:value="210">
            <text:p>210</text:p>
          </table:table-cell>
          <table:table-cell office:value-type="float" office:value="0.0219562460367787">
            <text:p>0.021956246</text:p>
          </table:table-cell>
          <table:table-cell office:value-type="float" office:value="0.0299309124610329">
            <text:p>0.0299309125</text:p>
          </table:table-cell>
          <table:table-cell office:value-type="float" office:value="0.00432027649769585">
            <text:p>0.0043202765</text:p>
          </table:table-cell>
          <table:table-cell office:value-type="float" office:value="1.07779173153918">
            <text:p>1.0777917315</text:p>
          </table:table-cell>
          <table:table-cell office:value-type="float" office:value="1.10651407827429">
            <text:p>1.1065140783</text:p>
          </table:table-cell>
          <table:table-cell office:value-type="float" office:value="1.01515755072841">
            <text:p>1.0151575507</text:p>
          </table:table-cell>
          <table:table-cell office:value-type="float" office:value="31.9147950004396">
            <text:p>31.9147950004</text:p>
          </table:table-cell>
          <table:table-cell office:value-type="float" office:value="23.5031076461006">
            <text:p>23.50310764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3814">
            <text:p>3814</text:p>
          </table:table-cell>
          <table:table-cell office:value-type="float" office:value="11780">
            <text:p>11780</text:p>
          </table:table-cell>
          <table:table-cell office:value-type="float" office:value="36848">
            <text:p>36848</text:p>
          </table:table-cell>
          <table:table-cell office:value-type="float" office:value="23.875">
            <text:p>23.875</text:p>
          </table:table-cell>
          <table:table-cell office:value-type="float" office:value="318.4">
            <text:p>318.4</text:p>
          </table:table-cell>
          <table:table-cell office:value-type="float" office:value="-235">
            <text:p>-235</text:p>
          </table:table-cell>
          <table:table-cell office:value-type="float" office:value="0.00625983219716833">
            <text:p>0.0062598322</text:p>
          </table:table-cell>
          <table:table-cell office:value-type="float" office:value="0.0270288624787776">
            <text:p>0.0270288625</text:p>
          </table:table-cell>
          <table:table-cell office:value-type="float" office:value="-0.00637755102040816">
            <text:p>-0.006377551</text:p>
          </table:table-cell>
          <table:table-cell office:value-type="float" office:value="1.0219862162684">
            <text:p>1.0219862163</text:p>
          </table:table-cell>
          <table:table-cell office:value-type="float" office:value="1.09603291511324">
            <text:p>1.0960329151</text:p>
          </table:table-cell>
          <table:table-cell office:value-type="float" office:value="0.977758290816326">
            <text:p>0.9777582908</text:p>
          </table:table-cell>
          <table:table-cell office:value-type="float" office:value="0">
            <text:p>0</text:p>
          </table:table-cell>
          <table:table-cell office:value-type="float" office:value="25.9897371918437">
            <text:p>25.98973719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4071">
            <text:p>4071</text:p>
          </table:table-cell>
          <table:table-cell office:value-type="float" office:value="12574">
            <text:p>12574</text:p>
          </table:table-cell>
          <table:table-cell office:value-type="float" office:value="39396">
            <text:p>39396</text:p>
          </table:table-cell>
          <table:table-cell office:value-type="float" office:value="155.857142857143">
            <text:p>155.8571428571</text:p>
          </table:table-cell>
          <table:table-cell office:value-type="float" office:value="891">
            <text:p>891</text:p>
          </table:table-cell>
          <table:table-cell office:value-type="float" office:value="347.428571428571">
            <text:p>347.4285714286</text:p>
          </table:table-cell>
          <table:table-cell office:value-type="float" office:value="0.0382847317261466">
            <text:p>0.0382847317</text:p>
          </table:table-cell>
          <table:table-cell office:value-type="float" office:value="0.0708605058056307">
            <text:p>0.0708605058</text:p>
          </table:table-cell>
          <table:table-cell office:value-type="float" office:value="0.00881887936411238">
            <text:p>0.0088188794</text:p>
          </table:table-cell>
          <table:table-cell office:value-type="float" office:value="1.13686937358087">
            <text:p>1.1368693736</text:p>
          </table:table-cell>
          <table:table-cell office:value-type="float" office:value="1.25785334443445">
            <text:p>1.2578533444</text:p>
          </table:table-cell>
          <table:table-cell office:value-type="float" office:value="1.03101851213554">
            <text:p>1.0310185121</text:p>
          </table:table-cell>
          <table:table-cell office:value-type="float" office:value="18.4494586926311">
            <text:p>18.4494586926</text:p>
          </table:table-cell>
          <table:table-cell office:value-type="float" office:value="10.1244741722004">
            <text:p>10.12447417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193">
            <text:p>193</text:p>
          </table:table-cell>
          <table:table-cell office:value-type="float" office:value="3858">
            <text:p>3858</text:p>
          </table:table-cell>
          <table:table-cell office:value-type="float" office:value="12089">
            <text:p>12089</text:p>
          </table:table-cell>
          <table:table-cell office:value-type="float" office:value="38939">
            <text:p>38939</text:p>
          </table:table-cell>
          <table:table-cell office:value-type="float" office:value="149.333333333333">
            <text:p>149.3333333333</text:p>
          </table:table-cell>
          <table:table-cell office:value-type="float" office:value="468">
            <text:p>468</text:p>
          </table:table-cell>
          <table:table-cell office:value-type="float" office:value="-738">
            <text:p>-738</text:p>
          </table:table-cell>
          <table:table-cell office:value-type="float" office:value="0.0387074477276655">
            <text:p>0.0387074477</text:p>
          </table:table-cell>
          <table:table-cell office:value-type="float" office:value="0.0387128794772107">
            <text:p>0.0387128795</text:p>
          </table:table-cell>
          <table:table-cell office:value-type="float" office:value="-0.0189527209224685">
            <text:p>-0.0189527209</text:p>
          </table:table-cell>
          <table:table-cell office:value-type="float" office:value="1.13841266940563">
            <text:p>1.1384126694</text:p>
          </table:table-cell>
          <table:table-cell office:value-type="float" office:value="1.13843250476357">
            <text:p>1.1384325048</text:p>
          </table:table-cell>
          <table:table-cell office:value-type="float" office:value="0.934369519806876">
            <text:p>0.9343695198</text:p>
          </table:table-cell>
          <table:table-cell office:value-type="float" office:value="18.2517136330917">
            <text:p>18.2517136331</text:p>
          </table:table-cell>
          <table:table-cell office:value-type="float" office:value="18.2492007783181">
            <text:p>18.2492007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281">
            <text:p>281</text:p>
          </table:table-cell>
          <table:table-cell office:value-type="float" office:value="3914">
            <text:p>3914</text:p>
          </table:table-cell>
          <table:table-cell office:value-type="float" office:value="12476">
            <text:p>12476</text:p>
          </table:table-cell>
          <table:table-cell office:value-type="float" office:value="39795">
            <text:p>39795</text:p>
          </table:table-cell>
          <table:table-cell office:value-type="float" office:value="151.4">
            <text:p>151.4</text:p>
          </table:table-cell>
          <table:table-cell office:value-type="float" office:value="482.8">
            <text:p>482.8</text:p>
          </table:table-cell>
          <table:table-cell office:value-type="float" office:value="0">
            <text:p>0</text:p>
          </table:table-cell>
          <table:table-cell office:value-type="float" office:value="0.0386816555952989">
            <text:p>0.0386816556</text:p>
          </table:table-cell>
          <table:table-cell office:value-type="float" office:value="0.0386983007374158">
            <text:p>0.0386983007</text:p>
          </table:table-cell>
          <table:table-cell office:value-type="float" office:value="0">
            <text:p>0</text:p>
          </table:table-cell>
          <table:table-cell office:value-type="float" office:value="1.13831848472355">
            <text:p>1.1383184847</text:p>
          </table:table-cell>
          <table:table-cell office:value-type="float" office:value="1.13837926720168">
            <text:p>1.1383792672</text:p>
          </table:table-cell>
          <table:table-cell office:value-type="float" office:value="1.17">
            <text:p>1.17</text:p>
          </table:table-cell>
          <table:table-cell office:value-type="float" office:value="18.2636553090582">
            <text:p>18.2636553091</text:p>
          </table:table-cell>
          <table:table-cell office:value-type="float" office:value="18.2559468393575">
            <text:p>18.2559468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911">
            <text:p>3911</text:p>
          </table:table-cell>
          <table:table-cell office:value-type="float" office:value="12815">
            <text:p>12815</text:p>
          </table:table-cell>
          <table:table-cell office:value-type="float" office:value="41700">
            <text:p>41700</text:p>
          </table:table-cell>
          <table:table-cell office:value-type="float" office:value="24.25">
            <text:p>24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620046024034774">
            <text:p>0.0062004602</text:p>
          </table:table-cell>
          <table:table-cell table:number-columns-repeated="2" office:value-type="float" office:value="0">
            <text:p>0</text:p>
          </table:table-cell>
          <table:table-cell office:value-type="float" office:value="1.02177696442731">
            <text:p>1.0217769644</text:p>
          </table:table-cell>
          <table:table-cell office:value-type="float" office:value="0.96">
            <text:p>0.96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97">
            <text:p>297</text:p>
          </table:table-cell>
          <table:table-cell office:value-type="float" office:value="4022">
            <text:p>4022</text:p>
          </table:table-cell>
          <table:table-cell office:value-type="float" office:value="13257">
            <text:p>13257</text:p>
          </table:table-cell>
          <table:table-cell office:value-type="float" office:value="43696">
            <text:p>43696</text:p>
          </table:table-cell>
          <table:table-cell table:number-columns-repeated="6"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15">
            <text:p>1.15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5">
            <text:p>5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4135">
            <text:p>4135</text:p>
          </table:table-cell>
          <table:table-cell office:value-type="float" office:value="13990">
            <text:p>13990</text:p>
          </table:table-cell>
          <table:table-cell office:value-type="float" office:value="45788">
            <text:p>45788</text:p>
          </table:table-cell>
          <table:table-cell table:number-columns-repeated="6"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1.75">
            <text:p>41.75</text:p>
          </table:table-cell>
          <table:table-cell office:value-type="float" office:value="2376.25">
            <text:p>2376.25</text:p>
          </table:table-cell>
          <table:table-cell office:value-type="float" office:value="13635.25">
            <text:p>13635.25</text:p>
          </table:table-cell>
          <table:table-cell office:value-type="float" office:value="17.5325">
            <text:p>17.5325</text:p>
          </table:table-cell>
          <table:table-cell table:number-columns-repeated="3" office:value-type="float" office:value="5">
            <text:p>5</text:p>
          </table:table-cell>
          <table:table-cell office:value-type="float" office:value="188">
            <text:p>188</text:p>
          </table:table-cell>
          <table:table-cell office:value-type="float" office:value="389">
            <text:p>389</text:p>
          </table:table-cell>
          <table:table-cell office:value-type="float" office:value="265">
            <text:p>265</text:p>
          </table:table-cell>
          <table:table-cell office:value-type="float" office:value="4252">
            <text:p>4252</text:p>
          </table:table-cell>
          <table:table-cell office:value-type="float" office:value="14680">
            <text:p>14680</text:p>
          </table:table-cell>
          <table:table-cell office:value-type="float" office:value="47979">
            <text:p>47979</text:p>
          </table:table-cell>
          <table:table-cell table:number-columns-repeated="6"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.96">
            <text:p>0.96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0">
            <text:p>40</text:p>
          </table:table-cell>
          <table:table-cell office:value-type="float" office:value="2432">
            <text:p>2432</text:p>
          </table:table-cell>
          <table:table-cell office:value-type="float" office:value="13637.6666666667">
            <text:p>13637.6666666667</text:p>
          </table:table-cell>
          <table:table-cell office:value-type="float" office:value="18.3233333333333">
            <text:p>18.32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01">
            <text:p>201</text:p>
          </table:table-cell>
          <table:table-cell office:value-type="float" office:value="4372">
            <text:p>4372</text:p>
          </table:table-cell>
          <table:table-cell office:value-type="float" office:value="14958">
            <text:p>14958</text:p>
          </table:table-cell>
          <table:table-cell office:value-type="float" office:value="50731">
            <text:p>50731</text:p>
          </table:table-cell>
          <table:table-cell table:number-columns-repeated="6" office:value-type="float" office:value="0">
            <text:p>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.32">
            <text:p>1.3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3" table:number-columns-repeated="3" table:default-cell-style-name="Default"/>
        <table:table-column table:style-name="co17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1.1">
            <text:p>1.1</text:p>
          </table:table-cell>
          <table:table-cell table:number-columns-repeated="2" office:value-type="float" office:value="1.32">
            <text:p>1.32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float" office:value="3.4">
            <text:p>3.4</text:p>
          </table:table-cell>
          <table:table-cell office:value-type="float" office:value="9.2">
            <text:p>9.2</text:p>
          </table:table-cell>
          <table:table-cell office:value-type="float" office:value="2177">
            <text:p>2177</text:p>
          </table:table-cell>
          <table:table-cell office:value-type="float" office:value="2744">
            <text:p>2744</text:p>
          </table:table-cell>
          <table:table-cell office:value-type="float" office:value="5522">
            <text:p>55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2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29:29.26</dc:date>
    <dc:creator>Liam Widdess</dc:creator>
    <meta:editing-duration>P2DT3H31M20S</meta:editing-duration>
    <meta:editing-cycles>185</meta:editing-cycles>
    <meta:generator>OpenOffice/4.1.7$Win32 OpenOffice.org_project/417m1$Build-9800</meta:generator>
    <meta:document-statistic meta:table-count="8" meta:cell-count="712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8">
                <text:p>468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88">
                <text:p>688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76">
                <text:p>676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3">
                <text:p>813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22">
                <text:p>82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96">
                <text:p>996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88">
                <text:p>1088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304">
                <text:p>130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34">
                <text:p>634</text:p>
              </table:table-cell>
              <table:table-cell office:value-type="float" office:value="1284">
                <text:p>1284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37">
                <text:p>737</text:p>
              </table:table-cell>
              <table:table-cell office:value-type="float" office:value="1346">
                <text:p>1346</text:p>
              </table:table-cell>
              <table:table-cell office:value-type="float" office:value="3027">
                <text:p>302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71">
                <text:p>771</text:p>
              </table:table-cell>
              <table:table-cell office:value-type="float" office:value="1496">
                <text:p>1496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62">
                <text:p>862</text:p>
              </table:table-cell>
              <table:table-cell office:value-type="float" office:value="1754">
                <text:p>1754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40">
                <text:p>840</text:p>
              </table:table-cell>
              <table:table-cell office:value-type="float" office:value="1672">
                <text:p>1672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45">
                <text:p>845</text:p>
              </table:table-cell>
              <table:table-cell office:value-type="float" office:value="1866">
                <text:p>1866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56">
                <text:p>956</text:p>
              </table:table-cell>
              <table:table-cell office:value-type="float" office:value="1964">
                <text:p>1964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60">
                <text:p>1160</text:p>
              </table:table-cell>
              <table:table-cell office:value-type="float" office:value="2152">
                <text:p>2152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22">
                <text:p>1122</text:p>
              </table:table-cell>
              <table:table-cell office:value-type="float" office:value="2154">
                <text:p>2154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30">
                <text:p>1230</text:p>
              </table:table-cell>
              <table:table-cell office:value-type="float" office:value="2272">
                <text:p>2272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01">
                <text:p>1301</text:p>
              </table:table-cell>
              <table:table-cell office:value-type="float" office:value="2460">
                <text:p>2460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08">
                <text:p>1308</text:p>
              </table:table-cell>
              <table:table-cell office:value-type="float" office:value="2647">
                <text:p>2647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614">
                <text:p>1614</text:p>
              </table:table-cell>
              <table:table-cell office:value-type="float" office:value="2874">
                <text:p>2874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5">
                <text:p>1655</text:p>
              </table:table-cell>
              <table:table-cell office:value-type="float" office:value="2906">
                <text:p>2906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920">
                <text:p>1920</text:p>
              </table:table-cell>
              <table:table-cell office:value-type="float" office:value="3262">
                <text:p>3262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062">
                <text:p>2062</text:p>
              </table:table-cell>
              <table:table-cell office:value-type="float" office:value="3400">
                <text:p>3400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135">
                <text:p>2135</text:p>
              </table:table-cell>
              <table:table-cell office:value-type="float" office:value="3583">
                <text:p>3583</text:p>
              </table:table-cell>
              <table:table-cell office:value-type="float" office:value="6809">
                <text:p>6809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11">
                <text:p>1811</text:p>
              </table:table-cell>
              <table:table-cell office:value-type="float" office:value="3588">
                <text:p>3588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78">
                <text:p>1978</text:p>
              </table:table-cell>
              <table:table-cell office:value-type="float" office:value="3900">
                <text:p>3900</text:p>
              </table:table-cell>
              <table:table-cell office:value-type="float" office:value="7743">
                <text:p>774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339">
                <text:p>2339</text:p>
              </table:table-cell>
              <table:table-cell office:value-type="float" office:value="4277">
                <text:p>4277</text:p>
              </table:table-cell>
              <table:table-cell office:value-type="float" office:value="9188">
                <text:p>918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02">
                <text:p>2202</text:p>
              </table:table-cell>
              <table:table-cell office:value-type="float" office:value="4345">
                <text:p>4345</text:p>
              </table:table-cell>
              <table:table-cell office:value-type="float" office:value="8596">
                <text:p>859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345">
                <text:p>2345</text:p>
              </table:table-cell>
              <table:table-cell office:value-type="float" office:value="4771">
                <text:p>4771</text:p>
              </table:table-cell>
              <table:table-cell office:value-type="float" office:value="8952">
                <text:p>895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607">
                <text:p>2607</text:p>
              </table:table-cell>
              <table:table-cell office:value-type="float" office:value="4968">
                <text:p>4968</text:p>
              </table:table-cell>
              <table:table-cell office:value-type="float" office:value="8737">
                <text:p>873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780">
                <text:p>2780</text:p>
              </table:table-cell>
              <table:table-cell office:value-type="float" office:value="5330">
                <text:p>5330</text:p>
              </table:table-cell>
              <table:table-cell office:value-type="float" office:value="8968">
                <text:p>896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64">
                <text:p>2864</text:p>
              </table:table-cell>
              <table:table-cell office:value-type="float" office:value="5360">
                <text:p>5360</text:p>
              </table:table-cell>
              <table:table-cell office:value-type="float" office:value="8544">
                <text:p>854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40">
                <text:p>2940</text:p>
              </table:table-cell>
              <table:table-cell office:value-type="float" office:value="4886">
                <text:p>4886</text:p>
              </table:table-cell>
              <table:table-cell office:value-type="float" office:value="8471">
                <text:p>847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638">
                <text:p>1638</text:p>
              </table:table-cell>
              <table:table-cell office:value-type="float" office:value="5077">
                <text:p>5077</text:p>
              </table:table-cell>
              <table:table-cell office:value-type="float" office:value="8879">
                <text:p>887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716">
                <text:p>1716</text:p>
              </table:table-cell>
              <table:table-cell office:value-type="float" office:value="5376">
                <text:p>5376</text:p>
              </table:table-cell>
              <table:table-cell office:value-type="float" office:value="12324">
                <text:p>1232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410">
                <text:p>1410</text:p>
              </table:table-cell>
              <table:table-cell office:value-type="float" office:value="5509">
                <text:p>5509</text:p>
              </table:table-cell>
              <table:table-cell office:value-type="float" office:value="14040">
                <text:p>1404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87">
                <text:p>987</text:p>
              </table:table-cell>
              <table:table-cell office:value-type="float" office:value="5712">
                <text:p>5712</text:p>
              </table:table-cell>
              <table:table-cell office:value-type="float" office:value="16380">
                <text:p>1638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034">
                <text:p>1034</text:p>
              </table:table-cell>
              <table:table-cell office:value-type="float" office:value="5850">
                <text:p>5850</text:p>
              </table:table-cell>
              <table:table-cell office:value-type="float" office:value="15912">
                <text:p>1591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504">
                <text:p>1504</text:p>
              </table:table-cell>
              <table:table-cell office:value-type="float" office:value="6290">
                <text:p>6290</text:p>
              </table:table-cell>
              <table:table-cell office:value-type="float" office:value="20698">
                <text:p>2069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175">
                <text:p>2175</text:p>
              </table:table-cell>
              <table:table-cell office:value-type="float" office:value="6452">
                <text:p>6452</text:p>
              </table:table-cell>
              <table:table-cell office:value-type="float" office:value="23580">
                <text:p>2358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265">
                <text:p>2265</text:p>
              </table:table-cell>
              <table:table-cell office:value-type="float" office:value="6102">
                <text:p>6102</text:p>
              </table:table-cell>
              <table:table-cell office:value-type="float" office:value="27510">
                <text:p>2751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980">
                <text:p>1980</text:p>
              </table:table-cell>
              <table:table-cell office:value-type="float" office:value="6864">
                <text:p>6864</text:p>
              </table:table-cell>
              <table:table-cell office:value-type="float" office:value="30968">
                <text:p>3096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815">
                <text:p>1815</text:p>
              </table:table-cell>
              <table:table-cell office:value-type="float" office:value="7038">
                <text:p>7038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175">
                <text:p>2175</text:p>
              </table:table-cell>
              <table:table-cell office:value-type="float" office:value="7464">
                <text:p>7464</text:p>
              </table:table-cell>
              <table:table-cell office:value-type="float" office:value="41160">
                <text:p>4116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265">
                <text:p>2265</text:p>
              </table:table-cell>
              <table:table-cell office:value-type="float" office:value="7956">
                <text:p>7956</text:p>
              </table:table-cell>
              <table:table-cell office:value-type="float" office:value="39984">
                <text:p>3998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980">
                <text:p>1980</text:p>
              </table:table-cell>
              <table:table-cell office:value-type="float" office:value="7476">
                <text:p>7476</text:p>
              </table:table-cell>
              <table:table-cell office:value-type="float" office:value="34104">
                <text:p>3410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815">
                <text:p>1815</text:p>
              </table:table-cell>
              <table:table-cell office:value-type="float" office:value="7059">
                <text:p>7059</text:p>
              </table:table-cell>
              <table:table-cell office:value-type="float" office:value="28420">
                <text:p>2842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385">
                <text:p>2385</text:p>
              </table:table-cell>
              <table:table-cell office:value-type="float" office:value="7473">
                <text:p>7473</text:p>
              </table:table-cell>
              <table:table-cell office:value-type="float" office:value="29596">
                <text:p>2959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595">
                <text:p>2595</text:p>
              </table:table-cell>
              <table:table-cell office:value-type="float" office:value="7890">
                <text:p>7890</text:p>
              </table:table-cell>
              <table:table-cell office:value-type="float" office:value="25872">
                <text:p>2587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610">
                <text:p>2610</text:p>
              </table:table-cell>
              <table:table-cell office:value-type="float" office:value="7890">
                <text:p>7890</text:p>
              </table:table-cell>
              <table:table-cell office:value-type="float" office:value="23716">
                <text:p>2371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895">
                <text:p>2895</text:p>
              </table:table-cell>
              <table:table-cell office:value-type="float" office:value="8874">
                <text:p>8874</text:p>
              </table:table-cell>
              <table:table-cell office:value-type="float" office:value="31164">
                <text:p>3116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2820">
                <text:p>2820</text:p>
              </table:table-cell>
              <table:table-cell office:value-type="float" office:value="9126">
                <text:p>9126</text:p>
              </table:table-cell>
              <table:table-cell office:value-type="float" office:value="33908">
                <text:p>339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2835">
                <text:p>2835</text:p>
              </table:table-cell>
              <table:table-cell office:value-type="float" office:value="8883">
                <text:p>8883</text:p>
              </table:table-cell>
              <table:table-cell office:value-type="float" office:value="34104">
                <text:p>3410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2979">
                <text:p>2979</text:p>
              </table:table-cell>
              <table:table-cell office:value-type="float" office:value="9457">
                <text:p>9457</text:p>
              </table:table-cell>
              <table:table-cell office:value-type="float" office:value="37828">
                <text:p>3782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3287">
                <text:p>3287</text:p>
              </table:table-cell>
              <table:table-cell office:value-type="float" office:value="10339">
                <text:p>10339</text:p>
              </table:table-cell>
              <table:table-cell office:value-type="float" office:value="41356">
                <text:p>4135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2820">
                <text:p>2820</text:p>
              </table:table-cell>
              <table:table-cell office:value-type="float" office:value="9594">
                <text:p>9594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015">
                <text:p>3015</text:p>
              </table:table-cell>
              <table:table-cell office:value-type="float" office:value="10567">
                <text:p>10567</text:p>
              </table:table-cell>
              <table:table-cell office:value-type="float" office:value="43904">
                <text:p>4390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3154">
                <text:p>3154</text:p>
              </table:table-cell>
              <table:table-cell office:value-type="float" office:value="11869">
                <text:p>11869</text:p>
              </table:table-cell>
              <table:table-cell office:value-type="float" office:value="48608">
                <text:p>4860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3814">
                <text:p>3814</text:p>
              </table:table-cell>
              <table:table-cell office:value-type="float" office:value="11780">
                <text:p>11780</text:p>
              </table:table-cell>
              <table:table-cell office:value-type="float" office:value="36848">
                <text:p>36848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4071">
                <text:p>4071</text:p>
              </table:table-cell>
              <table:table-cell office:value-type="float" office:value="12574">
                <text:p>12574</text:p>
              </table:table-cell>
              <table:table-cell office:value-type="float" office:value="39396">
                <text:p>3939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3858">
                <text:p>3858</text:p>
              </table:table-cell>
              <table:table-cell office:value-type="float" office:value="12089">
                <text:p>12089</text:p>
              </table:table-cell>
              <table:table-cell office:value-type="float" office:value="38939">
                <text:p>3893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3914">
                <text:p>3914</text:p>
              </table:table-cell>
              <table:table-cell office:value-type="float" office:value="12476">
                <text:p>12476</text:p>
              </table:table-cell>
              <table:table-cell office:value-type="float" office:value="39795">
                <text:p>3979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3911">
                <text:p>3911</text:p>
              </table:table-cell>
              <table:table-cell office:value-type="float" office:value="12815">
                <text:p>12815</text:p>
              </table:table-cell>
              <table:table-cell office:value-type="float" office:value="41700">
                <text:p>41700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4022">
                <text:p>4022</text:p>
              </table:table-cell>
              <table:table-cell office:value-type="float" office:value="13257">
                <text:p>13257</text:p>
              </table:table-cell>
              <table:table-cell office:value-type="float" office:value="43696">
                <text:p>4369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4135">
                <text:p>4135</text:p>
              </table:table-cell>
              <table:table-cell office:value-type="float" office:value="13990">
                <text:p>13990</text:p>
              </table:table-cell>
              <table:table-cell office:value-type="float" office:value="45788">
                <text:p>4578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4252">
                <text:p>4252</text:p>
              </table:table-cell>
              <table:table-cell office:value-type="float" office:value="14680">
                <text:p>14680</text:p>
              </table:table-cell>
              <table:table-cell office:value-type="float" office:value="47979">
                <text:p>4797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372">
                <text:p>4372</text:p>
              </table:table-cell>
              <table:table-cell office:value-type="float" office:value="14958">
                <text:p>14958</text:p>
              </table:table-cell>
              <table:table-cell office:value-type="float" office:value="50731">
                <text:p>50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376.25">
                <text:p>2376.2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2cm" svg:y="1.405cm" svg:width="30.877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325">
                <text:p>17.532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8.3233333333333">
                <text:p>18.32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cm" svg:y="1.352cm" svg:width="31.33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7051968074846">
                <text:p>1.57051968074846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8715117631152">
                <text:p>1.68715117631152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70033877565929">
                <text:p>1.70033877565929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4956991638217">
                <text:p>1.34956991638217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7107725569833">
                <text:p>1.47107725569833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39525473207">
                <text:p>1.2683952547320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9757459256102">
                <text:p>1.975745925610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7371546678683">
                <text:p>1.27371546678683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59189259037427">
                <text:p>1.5918925903742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642511597162">
                <text:p>1.18642511597162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911483186911">
                <text:p>1.2911483186911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1633456347463">
                <text:p>1.2163345634746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7206703420574">
                <text:p>1.2720670342057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4004352975899">
                <text:p>1.24004352975899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1996292187965">
                <text:p>1.1996292187965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6905462691085">
                <text:p>1.2690546269108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19839116313604">
                <text:p>1.19839116313604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7286547872818">
                <text:p>1.17286547872818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38880029725957">
                <text:p>1.3888002972595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0173627039526">
                <text:p>1.1017362703952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9778713573683">
                <text:p>1.1977871357368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8551273206839">
                <text:p>1.2855127320683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43992798742">
                <text:p>1.2004399279874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6049500546843">
                <text:p>1.1604950054684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9810438406031">
                <text:p>1.1981043840603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7980720290874">
                <text:p>1.27980720290874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09782539155191">
                <text:p>1.09782539155191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7768598804668">
                <text:p>1.1776859880466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1686677847633">
                <text:p>1.1168667784763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1640543426435">
                <text:p>1.2164054342643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2883119377855">
                <text:p>1.2288311937785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7647372542888">
                <text:p>1.17647372542888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1596222367536">
                <text:p>1.2159622236753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871820807585827">
                <text:p>0.87182080758582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9046346801296">
                <text:p>1.2904634680129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0421128649395">
                <text:p>1.0042112864939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894306682796961">
                <text:p>0.8943066827969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047402381897">
                <text:p>1.1404740238189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2848873308964">
                <text:p>1.2284887330896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61357692297584">
                <text:p>1.613576922975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45374222530864">
                <text:p>1.4537422253086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7931245017579">
                <text:p>1.17931245017579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817178169209103">
                <text:p>0.81717816920910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21675300994814">
                <text:p>1.2167530099481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3273131479534">
                <text:p>1.1327313147953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7077675383323">
                <text:p>1.2707767538332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9866795344341">
                <text:p>1.1986679534434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12972295273577">
                <text:p>1.1297229527357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0098469258932">
                <text:p>1.009846925893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1939684380819">
                <text:p>1.0193968438081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18688056247775">
                <text:p>1.1868805624777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9111997426593">
                <text:p>1.0911199742659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16552520818575">
                <text:p>1.1655252081857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26517608373336">
                <text:p>1.26517608373336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12972295273577">
                <text:p>1.129722952735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6548696844993">
                <text:p>1.0654869684499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30114937649333">
                <text:p>1.3011493764933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6070883684104">
                <text:p>1.0607088368410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9140752491536">
                <text:p>1.0914075249153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33477356691885">
                <text:p>1.3347735669188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10651407827429">
                <text:p>1.1065140782742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9603291511324">
                <text:p>1.0960329151132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25785334443445">
                <text:p>1.2578533444344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3843250476357">
                <text:p>1.13843250476357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3837926720168">
                <text:p>1.1383792672016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635.25">
                <text:p>13635.2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37.6666666667">
                <text:p>13637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